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alcFunctions.xml" manifest:media-type="text/xml"/>
  <manifest:file-entry manifest:full-path="Basic/Standard/script-lb.xml" manifest:media-type="text/xml"/>
  <manifest:file-entry manifest:full-path="Basic/NNMacros/Perceptron.xml" manifest:media-type="text/xml"/>
  <manifest:file-entry manifest:full-path="Basic/NNMacros/Shared.xml" manifest:media-type="text/xml"/>
  <manifest:file-entry manifest:full-path="Basic/NNMacros/RBF.xml" manifest:media-type="text/xml"/>
  <manifest:file-entry manifest:full-path="Basic/NNMacros/LMS.xml" manifest:media-type="text/xml"/>
  <manifest:file-entry manifest:full-path="Basic/NNMacros/script-lb.xml" manifest:media-type="text/xml"/>
  <manifest:file-entry manifest:full-path="Basic/script-lc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Dialogs/Standard/dialog-lb.xml" manifest:media-type="text/xml"/>
  <manifest:file-entry manifest:full-path="Dialogs/NNMacros/dialog-lb.xml" manifest:media-type="text/xml"/>
  <manifest:file-entry manifest:full-path="Dialogs/dialog-lc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8" style:family="table-cell" style:parent-style-name="Default">
      <style:table-cell-properties fo:border-bottom="none" fo:border-left="0.99pt solid #000000" fo:border-right="0.99pt solid #000000" fo:border-top="0.99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order-bottom="none" fo:border-left="0.99pt solid #000000" fo:border-right="0.99pt solid #000000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order-bottom="0.99pt solid #000000" fo:border-left="0.99pt solid #000000" fo:border-right="0.99pt solid #000000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none" fo:border-top="0.99pt solid #000000"/>
    </style:style>
    <style:style style:name="ce29" style:family="table-cell" style:parent-style-name="Default">
      <style:table-cell-properties fo:border-bottom="0.99pt solid #000000" fo:border-left="none" fo:border-right="none" fo:border-top="none"/>
    </style:style>
    <style:style style:name="ce30" style:family="table-cell" style:parent-style-name="Default" style:data-style-name="N0">
      <style:table-cell-properties fo:border-bottom="none" fo:border-left="0.99pt solid #000000" fo:border-right="0.99pt solid #000000" fo:border-top="0.99pt solid #000000"/>
    </style:style>
    <style:style style:name="ce31" style:family="table-cell" style:parent-style-name="Default" style:data-style-name="N0">
      <style:table-cell-properties fo:border-bottom="none" fo:border-left="0.99pt solid #000000" fo:border-right="0.99pt solid #000000" fo:border-top="none"/>
    </style:style>
    <style:style style:name="ce32" style:family="table-cell" style:parent-style-name="Default" style:data-style-name="N0">
      <style:table-cell-properties fo:border-bottom="0.99pt solid #000000" fo:border-left="0.99pt solid #000000" fo:border-right="0.99pt solid #000000" fo:border-top="none"/>
    </style:style>
    <style:style style:name="ce33" style:family="table-cell" style:parent-style-name="Default" style:data-style-name="N0"/>
    <style:style style:name="ce34" style:family="table-cell" style:parent-style-name="Default">
      <style:table-cell-properties fo:border-bottom="none" fo:border-left="0.99pt solid #000000" fo:border-right="0.99pt solid #000000" fo:border-top="0.99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99pt solid #000000" fo:border-right="0.99pt solid #000000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able-cell-properties fo:border-bottom="0.99pt solid #000000" fo:border-left="0.99pt solid #000000" fo:border-right="0.99pt solid #000000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none" fo:border-top="0.99pt solid #000000"/>
    </style:style>
    <style:style style:name="ce39" style:family="table-cell" style:parent-style-name="Default">
      <style:table-cell-properties fo:border-bottom="0.99pt solid #000000" fo:border-left="none" fo:border-right="none" fo:border-top="none"/>
    </style:style>
    <style:style style:name="ce40" style:family="table-cell" style:parent-style-name="Default" style:data-style-name="N0">
      <style:table-cell-properties fo:border-bottom="none" fo:border-left="0.99pt solid #000000" fo:border-right="0.99pt solid #000000" fo:border-top="0.99pt solid #000000"/>
    </style:style>
    <style:style style:name="ce41" style:family="table-cell" style:parent-style-name="Default" style:data-style-name="N0">
      <style:table-cell-properties fo:border-bottom="none" fo:border-left="0.99pt solid #000000" fo:border-right="0.99pt solid #000000" fo:border-top="none"/>
    </style:style>
    <style:style style:name="ce42" style:family="table-cell" style:parent-style-name="Default" style:data-style-name="N0">
      <style:table-cell-properties fo:border-bottom="0.99pt solid #000000" fo:border-left="0.99pt solid #000000" fo:border-right="0.99pt solid #000000" fo:border-top="none"/>
    </style:style>
    <style:style style:name="ce43" style:family="table-cell" style:parent-style-name="Default" style:data-style-name="N0"/>
    <style:style style:name="ce12" style:family="table-cell" style:parent-style-name="Default">
      <style:table-cell-properties fo:border-bottom="none" fo:border-left="0.99pt solid #000000" fo:border-right="0.99pt solid #000000" fo:border-top="none"/>
    </style:style>
    <style:style style:name="ce13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14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15" style:family="table-cell" style:parent-style-name="Default" style:data-style-name="N99">
      <style:table-cell-properties fo:border-bottom="none" fo:border-left="none" fo:border-right="0.99pt solid #000000" fo:border-top="0.99pt solid #000000"/>
    </style:style>
    <style:style style:name="ce16" style:family="table-cell" style:parent-style-name="Default" style:data-style-name="N99">
      <style:table-cell-properties fo:border-bottom="none" fo:border-left="none" fo:border-right="0.99pt solid #000000" fo:border-top="none"/>
    </style:style>
    <style:style style:name="ce17" style:family="table-cell" style:parent-style-name="Default" style:data-style-name="N99">
      <style:table-cell-properties fo:border-bottom="0.99pt solid #000000" fo:border-left="none" fo:border-right="0.99pt solid #000000" fo:border-top="none"/>
    </style:style>
    <style:style style:name="ce2" style:family="table-cell" style:parent-style-name="Default" style:data-style-name="N99"/>
    <style:style style:name="ce19" style:family="table-cell" style:parent-style-name="Default">
      <style:table-cell-properties fo:border-bottom="none" fo:border-left="0.99pt solid #000000" fo:border-right="none" fo:border-top="0.99pt solid #000000"/>
    </style:style>
    <style:style style:name="ce20" style:family="table-cell" style:parent-style-name="Default">
      <style:table-cell-properties fo:border-bottom="none" fo:border-left="0.99pt solid #000000" fo:border-right="none" fo:border-top="none"/>
    </style:style>
    <style:style style:name="ce21" style:family="table-cell" style:parent-style-name="Default">
      <style:table-cell-properties fo:border-bottom="0.99pt solid #000000" fo:border-left="0.99pt solid #000000" fo:border-right="none" fo:border-top="none"/>
    </style:style>
    <style:style style:name="ce22" style:family="table-cell" style:parent-style-name="Default">
      <style:table-cell-properties fo:border-bottom="none" fo:border-left="none" fo:border-right="0.99pt solid #000000" fo:border-top="0.99pt solid #000000"/>
    </style:style>
    <style:style style:name="ce23" style:family="table-cell" style:parent-style-name="Default">
      <style:table-cell-properties fo:border-bottom="none" fo:border-left="none" fo:border-right="0.99pt solid #000000" fo:border-top="none"/>
    </style:style>
    <style:style style:name="ce24" style:family="table-cell" style:parent-style-name="Default">
      <style:table-cell-properties fo:border-bottom="0.99pt solid #000000" fo:border-left="none" fo:border-right="0.99pt solid #000000" fo:border-top="none"/>
    </style:style>
    <style:style style:name="ce45" style:family="table-cell" style:parent-style-name="Default" style:data-style-name="N99">
      <style:table-cell-properties fo:border-bottom="none" fo:border-left="0.99pt solid #000000" fo:border-right="0.99pt solid #000000" fo:border-top="0.99pt solid #000000"/>
    </style:style>
    <style:style style:name="ce46" style:family="table-cell" style:parent-style-name="Default" style:data-style-name="N99">
      <style:table-cell-properties fo:border-bottom="none" fo:border-left="0.99pt solid #000000" fo:border-right="0.99pt solid #000000" fo:border-top="none"/>
    </style:style>
    <style:style style:name="ce47" style:family="table-cell" style:parent-style-name="Default" style:data-style-name="N99">
      <style:table-cell-properties fo:border-bottom="0.99pt solid #000000" fo:border-left="0.99pt solid #000000" fo:border-right="0.99pt solid #000000" fo:border-top="none"/>
    </style:style>
    <style:style style:name="ce63" style:family="table-cell" style:parent-style-name="Default" style:data-style-name="N100"/>
    <style:style style:name="ce54" style:family="table-cell" style:parent-style-name="Default" style:data-style-name="N99">
      <style:table-cell-properties fo:border="none"/>
    </style:style>
    <style:style style:name="ce57" style:family="table-cell" style:parent-style-name="Default">
      <style:text-properties style:text-underline-style="none" fo:font-weight="bold" style:font-weight-asian="bold" style:font-weight-complex="bold"/>
    </style:style>
    <style:style style:name="ce55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37"/>
        <table:table-column table:style-name="co2" table:number-columns-repeated="4" table:default-cell-style-name="Default"/>
        <table:table-column table:style-name="co1" table:default-cell-style-name="Default"/>
        <table:table-row table:style-name="ro1">
          <table:table-cell table:style-name="ce34" office:value-type="string" calcext:value-type="string">
            <text:p>And</text:p>
          </table:table-cell>
          <table:table-cell table:number-columns-repeated="2" table:style-name="ce38" office:value-type="float" office:value="-1" calcext:value-type="float">
            <text:p>-1</text:p>
          </table:table-cell>
          <table:table-cell table:style-name="ce40" office:value-type="float" office:value="-1" calcext:value-type="float">
            <text:p>-1</text:p>
          </table:table-cell>
          <table:table-cell/>
          <table:table-cell table:style-name="ce43" table:formula="of:=&quot;True&quot;" office:value-type="string" office:string-value="True" calcext:value-type="string">
            <text:p>True</text:p>
          </table:table-cell>
        </table:table-row>
        <table:table-row table:style-name="ro1">
          <table:table-cell table:style-name="ce35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41" office:value-type="float" office:value="-1" calcext:value-type="float">
            <text:p>-1</text:p>
          </table:table-cell>
          <table:table-cell/>
          <table:table-cell table:formula="of:=&quot;False&quot;" office:value-type="string" office:string-value="False" calcext:value-type="string">
            <text:p>False</text:p>
          </table:table-cell>
        </table:table-row>
        <table:table-row table:style-name="ro1">
          <table:table-cell table:style-name="ce3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36"/>
          <table:table-cell table:number-columns-repeated="2" table:style-name="ce39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4" office:value-type="string" calcext:value-type="string">
            <text:p>Or</text:p>
          </table:table-cell>
          <table:table-cell table:number-columns-repeated="2" table:style-name="ce38" office:value-type="float" office:value="-1" calcext:value-type="float">
            <text:p>-1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35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6"/>
          <table:table-cell table:number-columns-repeated="2" table:style-name="ce39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4" office:value-type="string" calcext:value-type="string">
            <text:p>Xor</text:p>
          </table:table-cell>
          <table:table-cell table:number-columns-repeated="2" table:style-name="ce38" office:value-type="float" office:value="-1" calcext:value-type="float">
            <text:p>-1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35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6"/>
          <table:table-cell table:number-columns-repeated="2" table:style-name="ce39" office:value-type="float" office:value="1" calcext:value-type="float">
            <text:p>1</text:p>
          </table:table-cell>
          <table:table-cell table:style-name="ce42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34" office:value-type="string" calcext:value-type="string">
            <text:p>Nuts</text:p>
          </table:table-cell>
          <table:table-cell table:style-name="ce38" office:value-type="float" office:value="2.2" calcext:value-type="float">
            <text:p>2.2</text:p>
          </table:table-cell>
          <table:table-cell table:style-name="ce38" office:value-type="float" office:value="1.4" calcext:value-type="float">
            <text:p>1.4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5"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5"/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5"/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table:style-name="ce41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35"/>
          <table:table-cell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  <table:table-cell table:style-name="ce41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39" office:value-type="float" office:value="0.3" calcext:value-type="float">
            <text:p>0.3</text:p>
          </table:table-cell>
          <table:table-cell table:style-name="ce39" office:value-type="float" office:value="1" calcext:value-type="float">
            <text:p>1</text:p>
          </table:table-cell>
          <table:table-cell table:style-name="ce42"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erceptron" table:style-name="ta1">
        <office:forms form:automatic-focus="false" form:apply-design-mode="false">
          <form:form form:name="Form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RandomiseWeights" form:control-implementation="ooo:com.sun.star.form.component.CommandButton" xml:id="control1" form:id="control1" form:label="Randomise Weigh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Functions.RandomiseWeights?language=Basic&amp;location=document" xlink:type="simple"/>
              </office:event-listeners>
            </form:button>
            <form:button form:name="Train" form:control-implementation="ooo:com.sun.star.form.component.CommandButton" xml:id="control2" form:id="control2" form:label="Trai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Functions.TrainPerceptron?language=Basic&amp;location=document" xlink:type="simple"/>
              </office:event-listeners>
            </form:button>
          </form:form>
        </office:forms>
        <table:shapes>
          <draw:control draw:z-index="0" draw:text-style-name="P1" svg:width="5cm" svg:height="1cm" svg:x="0.5cm" svg:y="12cm" draw:control="control1"/>
          <draw:control draw:z-index="1" draw:text-style-name="P1" svg:width="5cm" svg:height="1cm" svg:x="6cm" svg:y="12cm" draw:control="control2"/>
          <draw:frame draw:z-index="2" draw:style-name="gr1" draw:text-style-name="P2" svg:width="12cm" svg:height="6cm" svg:x="20cm" svg:y="0.5cm">
            <draw:object draw:notify-on-update-of-ranges="Data.B1:Data.B3 Data.D1:Data.D1 Data.C1:Data.C3 Data.B4:Data.B4 Data.D4:Data.D4 Data.C4:Data.C4 Perceptron.G6:Perceptron.G7 Perceptron.G5:Perceptron.G5 Perceptron.H6:Perceptron.H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2" svg:width="12cm" svg:height="6cm" svg:x="32.5cm" svg:y="0.5cm">
            <draw:object draw:notify-on-update-of-ranges="Data.B5:Data.B5 Data.D1:Data.D1 Data.C5:Data.C5 Data.B6:Data.B8 Data.D4:Data.D4 Data.C6:Data.C8 Perceptron.G10:Perceptron.G11 Perceptron.G5:Perceptron.G5 Perceptron.H10:Perceptron.H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2" svg:width="12cm" svg:height="6cm" svg:x="20cm" svg:y="7cm">
            <draw:object draw:notify-on-update-of-ranges="Data.D1:Data.D1 Data.B10:Data.B11 Data.D4:Data.D4 Data.C10:Data.C11 Perceptron.G14:Perceptron.G15 Perceptron.G5:Perceptron.G5 Perceptron.H14:Perceptron.H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5" draw:style-name="gr1" draw:text-style-name="P2" svg:width="12cm" svg:height="6cm" svg:x="32.5cm" svg:y="7cm">
            <draw:object draw:notify-on-update-of-ranges="Data.B16:Data.B18 Data.D1:Data.D1 Data.C16:Data.C18 Data.B13:Data.B15 Data.D4:Data.D4 Data.C13:Data.C15 Perceptron.G18:Perceptron.G19 Perceptron.G5:Perceptron.G5 Perceptron.H18:Perceptron.H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default-cell-style-name="ce35"/>
        <table:table-column table:style-name="co2" table:default-cell-style-name="ce12"/>
        <table:table-column table:style-name="co2" table:default-cell-style-name="Default"/>
        <table:table-column table:style-name="co2" table:default-cell-style-name="ce12"/>
        <table:table-column table:style-name="co2" table:number-columns-repeated="2" table:default-cell-style-name="ce16"/>
        <table:table-column table:style-name="co2" table:default-cell-style-name="ce20"/>
        <table:table-column table:style-name="co2" table:default-cell-style-name="ce23"/>
        <table:table-row table:style-name="ro1">
          <table:table-cell table:style-name="ce37" office:value-type="string" calcext:value-type="string">
            <text:p>Max Count</text:p>
          </table:table-cell>
          <table:table-cell table:style-name="Default" office:value-type="float" office:value="99" calcext:value-type="float">
            <text:p>99</text:p>
          </table:table-cell>
          <table:table-cell/>
          <table:table-cell table:style-name="Default" table:number-columns-repeated="5"/>
        </table:table-row>
        <table:table-row table:style-name="ro1">
          <table:table-cell table:style-name="ce37" office:value-type="string" calcext:value-type="string">
            <text:p>Learning Rate</text:p>
          </table:table-cell>
          <table:table-cell table:style-name="Default" office:value-type="float" office:value="0.1" calcext:value-type="float">
            <text:p>0.1</text:p>
          </table:table-cell>
          <table:table-cell/>
          <table:table-cell table:style-name="Default" table:number-columns-repeated="5"/>
        </table:table-row>
        <table:table-row table:style-name="ro1">
          <table:table-cell table:style-name="ce37"/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 table:style-name="ce37"/>
          <table:table-cell table:style-name="ce37" office:value-type="string" calcext:value-type="string">
            <text:p>Weights</text:p>
          </table:table-cell>
          <table:table-cell/>
          <table:table-cell table:style-name="ce37" office:value-type="string" calcext:value-type="string">
            <text:p>Output</text:p>
          </table:table-cell>
          <table:table-cell table:style-name="ce37" office:value-type="string" calcext:value-type="string">
            <text:p>Matches</text:p>
          </table:table-cell>
          <table:table-cell table:style-name="ce37"/>
          <table:table-cell table:style-name="ce37" office:value-type="string" calcext:value-type="string">
            <text:p>Separator</text:p>
          </table:table-cell>
          <table:table-cell table:style-name="Default"/>
        </table:table-row>
        <table:table-row table:style-name="ro1">
          <table:table-cell table:style-name="ce34" office:value-type="string" calcext:value-type="string">
            <text:p>And</text:p>
          </table:table-cell>
          <table:table-cell table:style-name="ce14" office:value-type="float" office:value="-0.390834497011598" calcext:value-type="float">
            <text:p>-0.390834497011598</text:p>
          </table:table-cell>
          <table:table-cell table:style-name="ce38"/>
          <table:table-cell table:style-name="ce14" table:formula="of:=FEEDFORWARDPERCEPTRON( [.$B$6:.$B$8]; [$Data.$B$1:$Data.$C$4]; 1 )" office:value-type="float" office:value="-1" calcext:value-type="float">
            <text:p>-1</text:p>
          </table:table-cell>
          <table:table-cell table:style-name="ce15" table:formula="of:=[.D6]=[$Data.D1]" office:value-type="boolean" office:boolean-value="true" calcext:value-type="boolean">
            <text:p>TRUE</text:p>
          </table:table-cell>
          <table:table-cell table:style-name="ce15"/>
          <table:table-cell table:style-name="ce19" office:value-type="float" office:value="1.5" calcext:value-type="float">
            <text:p>1.5</text:p>
          </table:table-cell>
          <table:table-cell table:style-name="ce22" table:formula="of:=( -( [.$B$6] / [.$B$8] ) / ( [.$B$6] / [.$B$7] ) ) * [.$G6] + ( -[.$B$6] / [.$B$8] )" office:value-type="float" office:value="-0.0139519467165963" calcext:value-type="float">
            <text:p>-0.013951946716596</text:p>
          </table:table-cell>
        </table:table-row>
        <table:table-row table:style-name="ro1">
          <table:table-cell/>
          <table:table-cell office:value-type="float" office:value="0.264990408136312" calcext:value-type="float">
            <text:p>0.264990408136312</text:p>
          </table:table-cell>
          <table:table-cell/>
          <table:table-cell table:formula="of:=FEEDFORWARDPERCEPTRON( [.$B$6:.$B$8]; [$Data.$B$1:$Data.$C$4]; 2 )" office:value-type="float" office:value="-1" calcext:value-type="float">
            <text:p>-1</text:p>
          </table:table-cell>
          <table:table-cell table:formula="of:=[.D7]=[$Data.D2]" office:value-type="boolean" office:boolean-value="true" calcext:value-type="boolean">
            <text:p>TRUE</text:p>
          </table:table-cell>
          <table:table-cell/>
          <table:table-cell office:value-type="float" office:value="-1.5" calcext:value-type="float">
            <text:p>-1.5</text:p>
          </table:table-cell>
          <table:table-cell table:formula="of:=( -( [.$B$6] / [.$B$8] ) / ( [.$B$6] / [.$B$7] ) ) * [.$G7] + ( -[.$B$6] / [.$B$8] )" office:value-type="float" office:value="1.65364752232764" calcext:value-type="float">
            <text:p>1.65364752232764</text:p>
          </table:table-cell>
        </table:table-row>
        <table:table-row table:style-name="ro1">
          <table:table-cell/>
          <table:table-cell office:value-type="float" office:value="0.476715925596067" calcext:value-type="float">
            <text:p>0.476715925596067</text:p>
          </table:table-cell>
          <table:table-cell/>
          <table:table-cell table:formula="of:=FEEDFORWARDPERCEPTRON( [.$B$6:.$B$8]; [$Data.$B$1:$Data.$C$4]; 3 )" office:value-type="float" office:value="-1" calcext:value-type="float">
            <text:p>-1</text:p>
          </table:table-cell>
          <table:table-cell table:formula="of:=[.D8]=[$Data.D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ce36"/>
          <table:table-cell table:style-name="ce13"/>
          <table:table-cell table:style-name="ce39"/>
          <table:table-cell table:style-name="ce13" table:formula="of:=FEEDFORWARDPERCEPTRON( [.$B$6:.$B$8]; [$Data.$B$1:$Data.$C$4]; 4 )" office:value-type="float" office:value="1" calcext:value-type="float">
            <text:p>1</text:p>
          </table:table-cell>
          <table:table-cell table:style-name="ce17" table:formula="of:=[.D9]=[$Data.D4]" office:value-type="boolean" office:boolean-value="true" calcext:value-type="boolean">
            <text:p>TRUE</text:p>
          </table:table-cell>
          <table:table-cell table:style-name="ce17"/>
          <table:table-cell table:style-name="ce21"/>
          <table:table-cell table:style-name="ce24"/>
        </table:table-row>
        <table:table-row table:style-name="ro1">
          <table:table-cell table:style-name="ce34" office:value-type="string" calcext:value-type="string">
            <text:p>Or</text:p>
          </table:table-cell>
          <table:table-cell table:style-name="ce14" office:value-type="float" office:value="0.337178287302754" calcext:value-type="float">
            <text:p>0.337178287302754</text:p>
          </table:table-cell>
          <table:table-cell table:style-name="ce38"/>
          <table:table-cell table:style-name="ce14" table:formula="of:=FEEDFORWARDPERCEPTRON( [.$B$10:.$B$12]; [$Data.$B$5:$Data.$C$8]; 1 )" office:value-type="float" office:value="-1" calcext:value-type="float">
            <text:p>-1</text:p>
          </table:table-cell>
          <table:table-cell table:style-name="ce15" table:formula="of:=[.D10]=[$Data.D5]" office:value-type="boolean" office:boolean-value="true" calcext:value-type="boolean">
            <text:p>TRUE</text:p>
          </table:table-cell>
          <table:table-cell table:style-name="ce15"/>
          <table:table-cell table:style-name="ce19" office:value-type="float" office:value="1.5" calcext:value-type="float">
            <text:p>1.5</text:p>
          </table:table-cell>
          <table:table-cell table:style-name="ce22" table:formula="of:=( -( [.$B$10] / [.$B$12] ) / ( [.$B$10] / [.$B$11] ) ) * [.$G10] + ( -[.$B$10] / [.$B$12] )" office:value-type="float" office:value="-2.49056666952653" calcext:value-type="float">
            <text:p>-2.49056666952653</text:p>
          </table:table-cell>
        </table:table-row>
        <table:table-row table:style-name="ro1">
          <table:table-cell/>
          <table:table-cell office:value-type="float" office:value="0.501303438782991" calcext:value-type="float">
            <text:p>0.501303438782991</text:p>
          </table:table-cell>
          <table:table-cell/>
          <table:table-cell table:formula="of:=FEEDFORWARDPERCEPTRON( [.$B$10:.$B$12]; [$Data.$B$5:$Data.$C$8]; 2 )" office:value-type="float" office:value="1" calcext:value-type="float">
            <text:p>1</text:p>
          </table:table-cell>
          <table:table-cell table:formula="of:=[.D11]=[$Data.D6]" office:value-type="boolean" office:boolean-value="true" calcext:value-type="boolean">
            <text:p>TRUE</text:p>
          </table:table-cell>
          <table:table-cell/>
          <table:table-cell office:value-type="float" office:value="-1.5" calcext:value-type="float">
            <text:p>-1.5</text:p>
          </table:table-cell>
          <table:table-cell table:formula="of:=( -( [.$B$10] / [.$B$12] ) / ( [.$B$10] / [.$B$11] ) ) * [.$G11] + ( -[.$B$10] / [.$B$12] )" office:value-type="float" office:value="0.948487491751747" calcext:value-type="float">
            <text:p>0.948487491751747</text:p>
          </table:table-cell>
        </table:table-row>
        <table:table-row table:style-name="ro1">
          <table:table-cell/>
          <table:table-cell office:value-type="float" office:value="0.437303469448698" calcext:value-type="float">
            <text:p>0.437303469448698</text:p>
          </table:table-cell>
          <table:table-cell/>
          <table:table-cell table:formula="of:=FEEDFORWARDPERCEPTRON( [.$B$10:.$B$12]; [$Data.$B$5:$Data.$C$8]; 3 )" office:value-type="float" office:value="1" calcext:value-type="float">
            <text:p>1</text:p>
          </table:table-cell>
          <table:table-cell table:formula="of:=[.D12]=[$Data.D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ce36"/>
          <table:table-cell table:style-name="ce13"/>
          <table:table-cell table:style-name="ce39"/>
          <table:table-cell table:style-name="ce13" table:formula="of:=FEEDFORWARDPERCEPTRON( [.$B$10:.$B$12]; [$Data.$B$5:$Data.$C$8]; 4 )" office:value-type="float" office:value="1" calcext:value-type="float">
            <text:p>1</text:p>
          </table:table-cell>
          <table:table-cell table:style-name="ce17" table:formula="of:=[.D13]=[$Data.D8]" office:value-type="boolean" office:boolean-value="true" calcext:value-type="boolean">
            <text:p>TRUE</text:p>
          </table:table-cell>
          <table:table-cell table:style-name="ce17"/>
          <table:table-cell table:style-name="ce21"/>
          <table:table-cell table:style-name="ce24"/>
        </table:table-row>
        <table:table-row table:style-name="ro1">
          <table:table-cell table:style-name="ce34" office:value-type="string" calcext:value-type="string">
            <text:p>Xor</text:p>
          </table:table-cell>
          <table:table-cell table:style-name="ce14" office:value-type="float" office:value="0.0262685478540563" calcext:value-type="float">
            <text:p>0.026268547854056</text:p>
          </table:table-cell>
          <table:table-cell table:style-name="ce38"/>
          <table:table-cell table:style-name="ce14" table:formula="of:=FEEDFORWARDPERCEPTRON( [.$B$14:.$B$16]; [$Data.$B$9:$Data.$C$12]; 1 )" office:value-type="float" office:value="-1" calcext:value-type="float">
            <text:p>-1</text:p>
          </table:table-cell>
          <table:table-cell table:style-name="ce15" table:formula="of:=[.D14]=[$Data.D9]" office:value-type="boolean" office:boolean-value="true" calcext:value-type="boolean">
            <text:p>TRUE</text:p>
          </table:table-cell>
          <table:table-cell table:style-name="ce15"/>
          <table:table-cell table:style-name="ce19" office:value-type="float" office:value="1.5" calcext:value-type="float">
            <text:p>1.5</text:p>
          </table:table-cell>
          <table:table-cell table:style-name="ce22" table:formula="of:=( -( [.$B$14] / [.$B$16] ) / ( [.$B$14] / [.$B$15] ) ) * [.$G14] + ( -[.$B$14] / [.$B$16] )" office:value-type="float" office:value="-0.214715952831368" calcext:value-type="float">
            <text:p>-0.214715952831368</text:p>
          </table:table-cell>
        </table:table-row>
        <table:table-row table:style-name="ro1">
          <table:table-cell/>
          <table:table-cell office:value-type="float" office:value="0.00431438640494086" calcext:value-type="float">
            <text:p>0.004314386404941</text:p>
          </table:table-cell>
          <table:table-cell/>
          <table:table-cell table:formula="of:=FEEDFORWARDPERCEPTRON( [.$B$14:.$B$16]; [$Data.$B$9:$Data.$C$12]; 2 )" office:value-type="float" office:value="-1" calcext:value-type="float">
            <text:p>-1</text:p>
          </table:table-cell>
          <table:table-cell table:formula="of:=[.D15]=[$Data.D10]" office:value-type="boolean" office:boolean-value="false" calcext:value-type="boolean">
            <text:p>FALSE</text:p>
          </table:table-cell>
          <table:table-cell/>
          <table:table-cell office:value-type="float" office:value="-1.5" calcext:value-type="float">
            <text:p>-1.5</text:p>
          </table:table-cell>
          <table:table-cell table:formula="of:=( -( [.$B$14] / [.$B$16] ) / ( [.$B$14] / [.$B$15] ) ) * [.$G15] + ( -[.$B$14] / [.$B$16] )" office:value-type="float" office:value="-0.129832264863765" calcext:value-type="float">
            <text:p>-0.129832264863765</text:p>
          </table:table-cell>
        </table:table-row>
        <table:table-row table:style-name="ro1">
          <table:table-cell/>
          <table:table-cell office:value-type="float" office:value="0.152481112976179" calcext:value-type="float">
            <text:p>0.152481112976179</text:p>
          </table:table-cell>
          <table:table-cell/>
          <table:table-cell table:formula="of:=FEEDFORWARDPERCEPTRON( [.$B$14:.$B$16]; [$Data.$B$9:$Data.$C$12]; 3 )" office:value-type="float" office:value="1" calcext:value-type="float">
            <text:p>1</text:p>
          </table:table-cell>
          <table:table-cell table:formula="of:=[.D16]=[$Data.D1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ce36"/>
          <table:table-cell table:style-name="ce13"/>
          <table:table-cell table:style-name="ce39"/>
          <table:table-cell table:style-name="ce13" table:formula="of:=FEEDFORWARDPERCEPTRON( [.$B$14:.$B$16]; [$Data.$B$9:$Data.$C$12]; 4 )" office:value-type="float" office:value="1" calcext:value-type="float">
            <text:p>1</text:p>
          </table:table-cell>
          <table:table-cell table:style-name="ce17" table:formula="of:=[.D17]=[$Data.D12]" office:value-type="boolean" office:boolean-value="false" calcext:value-type="boolean">
            <text:p>FALSE</text:p>
          </table:table-cell>
          <table:table-cell table:style-name="ce17"/>
          <table:table-cell table:style-name="ce21"/>
          <table:table-cell table:style-name="ce24"/>
        </table:table-row>
        <table:table-row table:style-name="ro1">
          <table:table-cell table:style-name="ce34" office:value-type="string" calcext:value-type="string">
            <text:p>Nuts</text:p>
          </table:table-cell>
          <table:table-cell table:style-name="ce14" office:value-type="float" office:value="0.292376223803861" calcext:value-type="float">
            <text:p>0.292376223803861</text:p>
          </table:table-cell>
          <table:table-cell table:style-name="ce38"/>
          <table:table-cell table:style-name="ce14" table:formula="of:=FEEDFORWARDPERCEPTRON( [.$B$18:.$B$20]; [$Data.$B$13:$Data.$C$18]; 1 )" office:value-type="float" office:value="1" calcext:value-type="float">
            <text:p>1</text:p>
          </table:table-cell>
          <table:table-cell table:style-name="ce15" table:formula="of:=[.D18]=[$Data.D13]" office:value-type="boolean" office:boolean-value="true" calcext:value-type="boolean">
            <text:p>TRUE</text:p>
          </table:table-cell>
          <table:table-cell table:style-name="ce15"/>
          <table:table-cell table:style-name="ce19" office:value-type="float" office:value="2.5" calcext:value-type="float">
            <text:p>2.5</text:p>
          </table:table-cell>
          <table:table-cell table:style-name="ce22" table:formula="of:=( -( [.$B$18] / [.$B$20] ) / ( [.$B$18] / [.$B$19] ) ) * [.$G18] + ( -[.$B$18] / [.$B$20] )" office:value-type="float" office:value="1.74140222218167" calcext:value-type="float">
            <text:p>1.74140222218167</text:p>
          </table:table-cell>
        </table:table-row>
        <table:table-row table:style-name="ro1">
          <table:table-cell table:style-name="ce12"/>
          <table:table-cell office:value-type="float" office:value="0.159240388325928" calcext:value-type="float">
            <text:p>0.159240388325928</text:p>
          </table:table-cell>
          <table:table-cell/>
          <table:table-cell table:formula="of:=FEEDFORWARDPERCEPTRON( [.$B$18:.$B$20]; [$Data.$B$13:$Data.$C$18]; 2 )" office:value-type="float" office:value="1" calcext:value-type="float">
            <text:p>1</text:p>
          </table:table-cell>
          <table:table-cell table:formula="of:=[.D19]=[$Data.D14]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formula="of:=( -( [.$B$18] / [.$B$20] ) / ( [.$B$18] / [.$B$19] ) ) * [.$G19] + ( -[.$B$18] / [.$B$20] )" office:value-type="float" office:value="0.737380770593454" calcext:value-type="float">
            <text:p>0.737380770593454</text:p>
          </table:table-cell>
        </table:table-row>
        <table:table-row table:style-name="ro1">
          <table:table-cell table:style-name="ce12"/>
          <table:table-cell office:value-type="float" office:value="-0.396506439364499" calcext:value-type="float">
            <text:p>-0.396506439364499</text:p>
          </table:table-cell>
          <table:table-cell/>
          <table:table-cell table:formula="of:=FEEDFORWARDPERCEPTRON( [.$B$18:.$B$20]; [$Data.$B$13:$Data.$C$18]; 3 )" office:value-type="float" office:value="1" calcext:value-type="float">
            <text:p>1</text:p>
          </table:table-cell>
          <table:table-cell table:formula="of:=[.D20]=[$Data.D1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2"/>
          <table:table-cell table:formula="of:=FEEDFORWARDPERCEPTRON( [.$B$18:.$B$20]; [$Data.$B$13:$Data.$C$18]; 4 )" office:value-type="float" office:value="-1" calcext:value-type="float">
            <text:p>-1</text:p>
          </table:table-cell>
          <table:table-cell table:formula="of:=[.D21]=[$Data.D1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2"/>
          <table:table-cell table:formula="of:=FEEDFORWARDPERCEPTRON( [.$B$18:.$B$20]; [$Data.$B$13:$Data.$C$18]; 5 )" office:value-type="float" office:value="-1" calcext:value-type="float">
            <text:p>-1</text:p>
          </table:table-cell>
          <table:table-cell table:formula="of:=[.D22]=[$Data.D1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ce13" table:number-columns-repeated="2"/>
          <table:table-cell table:style-name="ce39"/>
          <table:table-cell table:style-name="ce13" table:formula="of:=FEEDFORWARDPERCEPTRON( [.$B$18:.$B$20]; [$Data.$B$13:$Data.$C$18]; 6 )" office:value-type="float" office:value="-1" calcext:value-type="float">
            <text:p>-1</text:p>
          </table:table-cell>
          <table:table-cell table:style-name="ce17" table:formula="of:=[.D23]=[$Data.D18]" office:value-type="boolean" office:boolean-value="true" calcext:value-type="boolean">
            <text:p>TRUE</text:p>
          </table:table-cell>
          <table:table-cell table:style-name="ce17"/>
          <table:table-cell table:style-name="ce21"/>
          <table:table-cell table:style-name="ce24"/>
        </table:table-row>
        <table:table-row table:style-name="ro1">
          <table:table-cell table:style-name="Default" table:number-columns-repeated="2"/>
          <table:table-cell/>
          <table:table-cell table:style-name="ce37" office:value-type="string" calcext:value-type="string">
            <text:p>All Match</text:p>
          </table:table-cell>
          <table:table-cell table:style-name="ce2" table:formula="of:=COUNTIF( [.E6:.E23];&quot;=TRUE&quot; )=COUNT( [.E6:.E23] )" office:value-type="boolean" office:boolean-value="false" calcext:value-type="boolean">
            <text:p>FALSE</text:p>
          </table:table-cell>
          <table:table-cell table:style-name="ce2"/>
          <table:table-cell table:style-name="Default" table:number-columns-repeated="2"/>
        </table:table-row>
      </table:table>
      <table:table table:name="LMS" table:style-name="ta1">
        <office:forms form:automatic-focus="false" form:apply-design-mode="false">
          <form:form form:name="Form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RandomiseWeights" form:control-implementation="ooo:com.sun.star.form.component.CommandButton" xml:id="control3" form:id="control3" form:label="Randomise Weigh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Functions.RandomiseWeights?language=Basic&amp;location=document" xlink:type="simple"/>
              </office:event-listeners>
            </form:button>
            <form:button form:name="Train" form:control-implementation="ooo:com.sun.star.form.component.CommandButton" xml:id="control4" form:id="control4" form:label="Trai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Functions.TrainLMS?language=Basic&amp;location=document" xlink:type="simple"/>
              </office:event-listeners>
            </form:button>
          </form:form>
        </office:forms>
        <table:shapes>
          <draw:control draw:z-index="0" draw:text-style-name="P1" svg:width="5cm" svg:height="1cm" svg:x="0.5cm" svg:y="12cm" draw:control="control3"/>
          <draw:control draw:z-index="1" draw:text-style-name="P1" svg:width="5cm" svg:height="1cm" svg:x="6cm" svg:y="12cm" draw:control="control4"/>
          <draw:frame draw:z-index="2" draw:style-name="gr1" draw:text-style-name="P2" svg:width="12cm" svg:height="6cm" svg:x="20cm" svg:y="0.5cm">
            <draw:object draw:notify-on-update-of-ranges="Data.B1:Data.B3 Data.D1:Data.D1 Data.C1:Data.C3 Data.B4:Data.B4 Data.D4:Data.D4 Data.C4:Data.C4 LMS.G6:LMS.G7 LMS.G5:LMS.G5 LMS.H6:LMS.H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2" svg:width="12cm" svg:height="6cm" svg:x="32.5cm" svg:y="0.5cm">
            <draw:object draw:notify-on-update-of-ranges="Data.B5:Data.B5 Data.D1:Data.D1 Data.C5:Data.C5 Data.B6:Data.B8 Data.D4:Data.D4 Data.C6:Data.C8 LMS.G10:LMS.G11 LMS.G5:LMS.G5 LMS.H10:LMS.H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2" svg:width="12cm" svg:height="6cm" svg:x="20cm" svg:y="7cm">
            <draw:object draw:notify-on-update-of-ranges="Data.D1:Data.D1 Data.B10:Data.B11 Data.D4:Data.D4 Data.C10:Data.C11 LMS.G14:LMS.G15 LMS.G5:LMS.G5 LMS.H14:LMS.H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5" draw:style-name="gr1" draw:text-style-name="P2" svg:width="12cm" svg:height="6cm" svg:x="32.5cm" svg:y="7cm">
            <draw:object draw:notify-on-update-of-ranges="Data.B16:Data.B18 Data.D1:Data.D1 Data.C16:Data.C18 Data.B13:Data.B15 Data.D4:Data.D4 Data.C13:Data.C15 LMS.G18:LMS.G19 LMS.G5:LMS.G5 LMS.H18:LMS.H1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" table:default-cell-style-name="ce35"/>
        <table:table-column table:style-name="co2" table:default-cell-style-name="ce12"/>
        <table:table-column table:style-name="co2" table:default-cell-style-name="Default"/>
        <table:table-column table:style-name="co2" table:default-cell-style-name="ce12"/>
        <table:table-column table:style-name="co2" table:number-columns-repeated="2" table:default-cell-style-name="ce46"/>
        <table:table-column table:style-name="co2" table:default-cell-style-name="ce20"/>
        <table:table-column table:style-name="co2" table:default-cell-style-name="ce23"/>
        <table:table-row table:style-name="ro1">
          <table:table-cell table:style-name="ce37" office:value-type="string" calcext:value-type="string">
            <text:p>Max Count</text:p>
          </table:table-cell>
          <table:table-cell table:style-name="Default" office:value-type="float" office:value="999" calcext:value-type="float">
            <text:p>999</text:p>
          </table:table-cell>
          <table:table-cell/>
          <table:table-cell table:style-name="Default" table:number-columns-repeated="5"/>
        </table:table-row>
        <table:table-row table:style-name="ro1">
          <table:table-cell table:style-name="ce37" office:value-type="string" calcext:value-type="string">
            <text:p>Learning Rate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style-name="Default" table:number-columns-repeated="5"/>
        </table:table-row>
        <table:table-row table:style-name="ro1">
          <table:table-cell table:style-name="ce37" office:value-type="string" calcext:value-type="string">
            <text:p>Threshold</text:p>
          </table:table-cell>
          <table:table-cell table:style-name="Default" office:value-type="float" office:value="0.1" calcext:value-type="float">
            <text:p>0.1</text:p>
          </table:table-cell>
          <table:table-cell/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 table:style-name="ce37"/>
          <table:table-cell table:style-name="ce37" office:value-type="string" calcext:value-type="string">
            <text:p>Weights</text:p>
          </table:table-cell>
          <table:table-cell/>
          <table:table-cell table:style-name="ce37" office:value-type="string" calcext:value-type="string">
            <text:p>Output</text:p>
          </table:table-cell>
          <table:table-cell table:style-name="ce37" office:value-type="string" calcext:value-type="string">
            <text:p>Matches</text:p>
          </table:table-cell>
          <table:table-cell table:style-name="ce37"/>
          <table:table-cell table:style-name="ce37" office:value-type="string" calcext:value-type="string">
            <text:p>Separator</text:p>
          </table:table-cell>
          <table:table-cell table:style-name="Default"/>
        </table:table-row>
        <table:table-row table:style-name="ro1">
          <table:table-cell table:style-name="ce34" office:value-type="string" calcext:value-type="string">
            <text:p>And</text:p>
          </table:table-cell>
          <table:table-cell table:style-name="ce14" office:value-type="float" office:value="-1.91993608050043" calcext:value-type="float">
            <text:p>-1.91993608050043</text:p>
          </table:table-cell>
          <table:table-cell table:style-name="ce38"/>
          <table:table-cell table:style-name="ce14" table:formula="of:=FEEDFORWARDLMS( [.$B$6:.$B$8]; [$Data.$B$1:$Data.$C$4]; 1 )" office:value-type="float" office:value="-0.999992370605469" calcext:value-type="float">
            <text:p>-0.999992370605469</text:p>
          </table:table-cell>
          <table:table-cell table:style-name="ce45" table:formula="of:=ABS( [$Data.D1] - [.D6] ) &lt;= [.$B$3]" office:value-type="boolean" office:boolean-value="true" calcext:value-type="boolean">
            <text:p>TRUE</text:p>
          </table:table-cell>
          <table:table-cell table:style-name="ce45"/>
          <table:table-cell table:style-name="ce19" office:value-type="float" office:value="1.5" calcext:value-type="float">
            <text:p>1.5</text:p>
          </table:table-cell>
          <table:table-cell table:style-name="ce22" table:formula="of:=( -( [.$B$6] / [.$B$8] ) / ( [.$B$6] / [.$B$7] ) ) * [.$G6] + ( -[.$B$6] / [.$B$8] )" office:value-type="float" office:value="-0.432100567585504" calcext:value-type="float">
            <text:p>-0.432100567585504</text:p>
          </table:table-cell>
        </table:table-row>
        <table:table-row table:style-name="ro1">
          <table:table-cell/>
          <table:table-cell office:value-type="float" office:value="1.95972602254528" calcext:value-type="float">
            <text:p>1.95972602254528</text:p>
          </table:table-cell>
          <table:table-cell/>
          <table:table-cell table:formula="of:=FEEDFORWARDLMS( [.$B$6:.$B$8]; [$Data.$B$1:$Data.$C$4]; 2 )" office:value-type="float" office:value="-0.98086816072464" calcext:value-type="float">
            <text:p>-0.98086816072464</text:p>
          </table:table-cell>
          <table:table-cell table:formula="of:=ABS( [$Data.D2] - [.D7] ) &lt;= [.$B$3]" office:value-type="boolean" office:boolean-value="true" calcext:value-type="boolean">
            <text:p>TRUE</text:p>
          </table:table-cell>
          <table:table-cell/>
          <table:table-cell office:value-type="float" office:value="-1.5" calcext:value-type="float">
            <text:p>-1.5</text:p>
          </table:table-cell>
          <table:table-cell table:formula="of:=( -( [.$B$6] / [.$B$8] ) / ( [.$B$6] / [.$B$7] ) ) * [.$G7] + ( -[.$B$6] / [.$B$8] )" office:value-type="float" office:value="2.05933161205601" calcext:value-type="float">
            <text:p>2.05933161205601</text:p>
          </table:table-cell>
        </table:table-row>
        <table:table-row table:style-name="ro1">
          <table:table-cell/>
          <table:table-cell office:value-type="float" office:value="2.35975842155245" calcext:value-type="float">
            <text:p>2.35975842155245</text:p>
          </table:table-cell>
          <table:table-cell/>
          <table:table-cell table:formula="of:=FEEDFORWARDLMS( [.$B$6:.$B$8]; [$Data.$B$1:$Data.$C$4]; 3 )" office:value-type="float" office:value="-0.908680856227875" calcext:value-type="float">
            <text:p>-0.908680856227875</text:p>
          </table:table-cell>
          <table:table-cell table:formula="of:=ABS( [$Data.D3] - [.D8] ) &lt;= [.$B$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ce36"/>
          <table:table-cell table:style-name="ce13"/>
          <table:table-cell table:style-name="ce39"/>
          <table:table-cell table:style-name="ce13" table:formula="of:=FEEDFORWARDLMS( [.$B$6:.$B$8]; [$Data.$B$1:$Data.$C$4]; 4 )" office:value-type="float" office:value="0.983660221099854" calcext:value-type="float">
            <text:p>0.983660221099854</text:p>
          </table:table-cell>
          <table:table-cell table:style-name="ce47" table:formula="of:=ABS( [$Data.D4] - [.D9] ) &lt;= [.$B$3]" office:value-type="boolean" office:boolean-value="true" calcext:value-type="boolean">
            <text:p>TRUE</text:p>
          </table:table-cell>
          <table:table-cell table:style-name="ce47"/>
          <table:table-cell table:style-name="ce21"/>
          <table:table-cell table:style-name="ce24"/>
        </table:table-row>
        <table:table-row table:style-name="ro1">
          <table:table-cell table:style-name="ce34" office:value-type="string" calcext:value-type="string">
            <text:p>Or</text:p>
          </table:table-cell>
          <table:table-cell table:style-name="ce14" office:value-type="float" office:value="1.48800615178595" calcext:value-type="float">
            <text:p>1.48800615178595</text:p>
          </table:table-cell>
          <table:table-cell table:style-name="ce38"/>
          <table:table-cell table:style-name="ce14" table:formula="of:=FEEDFORWARDLMS( [.$B$10:.$B$12]; [$Data.$B$5:$Data.$C$8]; 1 )" office:value-type="float" office:value="-0.971378803253174" calcext:value-type="float">
            <text:p>-0.971378803253174</text:p>
          </table:table-cell>
          <table:table-cell table:style-name="ce45" table:formula="of:=ABS( [$Data.D5] - [.D10] ) &lt;= [.$B$3]" office:value-type="boolean" office:boolean-value="true" calcext:value-type="boolean">
            <text:p>TRUE</text:p>
          </table:table-cell>
          <table:table-cell table:style-name="ce45"/>
          <table:table-cell table:style-name="ce19" office:value-type="float" office:value="1.5" calcext:value-type="float">
            <text:p>1.5</text:p>
          </table:table-cell>
          <table:table-cell table:style-name="ce22" table:formula="of:=( -( [.$B$10] / [.$B$12] ) / ( [.$B$10] / [.$B$11] ) ) * [.$G10] + ( -[.$B$10] / [.$B$12] )" office:value-type="float" office:value="-2.3109793999942" calcext:value-type="float">
            <text:p>-2.3109793999942</text:p>
          </table:table-cell>
        </table:table-row>
        <table:table-row table:style-name="ro1">
          <table:table-cell/>
          <table:table-cell office:value-type="float" office:value="1.79512164773867" calcext:value-type="float">
            <text:p>1.79512164773867</text:p>
          </table:table-cell>
          <table:table-cell/>
          <table:table-cell table:formula="of:=FEEDFORWARDLMS( [.$B$10:.$B$12]; [$Data.$B$5:$Data.$C$8]; 2 )" office:value-type="float" office:value="0.900351583957672" calcext:value-type="float">
            <text:p>0.900351583957672</text:p>
          </table:table-cell>
          <table:table-cell table:formula="of:=ABS( [$Data.D6] - [.D11] ) &lt;= [.$B$3]" office:value-type="boolean" office:boolean-value="true" calcext:value-type="boolean">
            <text:p>TRUE</text:p>
          </table:table-cell>
          <table:table-cell/>
          <table:table-cell office:value-type="float" office:value="-1.5" calcext:value-type="float">
            <text:p>-1.5</text:p>
          </table:table-cell>
          <table:table-cell table:formula="of:=( -( [.$B$10] / [.$B$12] ) / ( [.$B$10] / [.$B$11] ) ) * [.$G11] + ( -[.$B$10] / [.$B$12] )" office:value-type="float" office:value="0.665914735479514" calcext:value-type="float">
            <text:p>0.665914735479514</text:p>
          </table:table-cell>
        </table:table-row>
        <table:table-row table:style-name="ro1">
          <table:table-cell/>
          <table:table-cell office:value-type="float" office:value="1.80905490693878" calcext:value-type="float">
            <text:p>1.80905490693878</text:p>
          </table:table-cell>
          <table:table-cell/>
          <table:table-cell table:formula="of:=FEEDFORWARDLMS( [.$B$10:.$B$12]; [$Data.$B$5:$Data.$C$8]; 3 )" office:value-type="float" office:value="0.905498087406158" calcext:value-type="float">
            <text:p>0.905498087406158</text:p>
          </table:table-cell>
          <table:table-cell table:formula="of:=ABS( [$Data.D7] - [.D12] ) &lt;= [.$B$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ce36"/>
          <table:table-cell table:style-name="ce13"/>
          <table:table-cell table:style-name="ce39"/>
          <table:table-cell table:style-name="ce13" table:formula="of:=FEEDFORWARDLMS( [.$B$10:.$B$12]; [$Data.$B$5:$Data.$C$8]; 4 )" office:value-type="float" office:value="0.99992448091507" calcext:value-type="float">
            <text:p>0.99992448091507</text:p>
          </table:table-cell>
          <table:table-cell table:style-name="ce47" table:formula="of:=ABS( [$Data.D8] - [.D13] ) &lt;= [.$B$3]" office:value-type="boolean" office:boolean-value="true" calcext:value-type="boolean">
            <text:p>TRUE</text:p>
          </table:table-cell>
          <table:table-cell table:style-name="ce47"/>
          <table:table-cell table:style-name="ce21"/>
          <table:table-cell table:style-name="ce24"/>
        </table:table-row>
        <table:table-row table:style-name="ro1">
          <table:table-cell table:style-name="ce34" office:value-type="string" calcext:value-type="string">
            <text:p>Xor</text:p>
          </table:table-cell>
          <table:table-cell table:style-name="ce14" office:value-type="float" office:value="-2.18109219869685" calcext:value-type="float">
            <text:p>-2.18109219869685</text:p>
          </table:table-cell>
          <table:table-cell table:style-name="ce38"/>
          <table:table-cell table:style-name="ce14" table:formula="of:=FEEDFORWARDLMS( [.$B$14:.$B$16]; [$Data.$B$9:$Data.$C$12]; 1 )" office:value-type="float" office:value="-0.993444383144379" calcext:value-type="float">
            <text:p>-0.993444383144379</text:p>
          </table:table-cell>
          <table:table-cell table:style-name="ce45" table:formula="of:=ABS( [$Data.D9] - [.D14] ) &lt;= [.$B$3]" office:value-type="boolean" office:boolean-value="true" calcext:value-type="boolean">
            <text:p>TRUE</text:p>
          </table:table-cell>
          <table:table-cell table:style-name="ce45"/>
          <table:table-cell table:style-name="ce19" office:value-type="float" office:value="1.5" calcext:value-type="float">
            <text:p>1.5</text:p>
          </table:table-cell>
          <table:table-cell table:style-name="ce22" table:formula="of:=( -( [.$B$14] / [.$B$16] ) / ( [.$B$14] / [.$B$15] ) ) * [.$G14] + ( -[.$B$14] / [.$B$16] )" office:value-type="float" office:value="0.719426467481324" calcext:value-type="float">
            <text:p>0.719426467481324</text:p>
          </table:table-cell>
        </table:table-row>
        <table:table-row table:style-name="ro1">
          <table:table-cell/>
          <table:table-cell office:value-type="float" office:value="2.16973672227497" calcext:value-type="float">
            <text:p>2.16973672227497</text:p>
          </table:table-cell>
          <table:table-cell/>
          <table:table-cell table:formula="of:=FEEDFORWARDLMS( [.$B$14:.$B$16]; [$Data.$B$9:$Data.$C$12]; 2 )" office:value-type="float" office:value="0.901622116565704" calcext:value-type="float">
            <text:p>0.901622116565704</text:p>
          </table:table-cell>
          <table:table-cell table:formula="of:=ABS( [$Data.D10] - [.D15] ) &lt;= [.$B$3]" office:value-type="boolean" office:boolean-value="true" calcext:value-type="boolean">
            <text:p>TRUE</text:p>
          </table:table-cell>
          <table:table-cell/>
          <table:table-cell office:value-type="float" office:value="-1.5" calcext:value-type="float">
            <text:p>-1.5</text:p>
          </table:table-cell>
          <table:table-cell table:formula="of:=( -( [.$B$14] / [.$B$16] ) / ( [.$B$14] / [.$B$15] ) ) * [.$G15] + ( -[.$B$14] / [.$B$16] )" office:value-type="float" office:value="-3.64279232195868" calcext:value-type="float">
            <text:p>-3.64279232195868</text:p>
          </table:table-cell>
        </table:table-row>
        <table:table-row table:style-name="ro1">
          <table:table-cell/>
          <table:table-cell office:value-type="float" office:value="-1.49217874687586" calcext:value-type="float">
            <text:p>-1.49217874687586</text:p>
          </table:table-cell>
          <table:table-cell/>
          <table:table-cell table:formula="of:=FEEDFORWARDLMS( [.$B$14:.$B$16]; [$Data.$B$9:$Data.$C$12]; 3 )" office:value-type="float" office:value="-0.999983191490173" calcext:value-type="float">
            <text:p>-0.999983191490173</text:p>
          </table:table-cell>
          <table:table-cell table:formula="of:=ABS( [$Data.D11] - [.D16] ) &lt;= [.$B$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style-name="ce36"/>
          <table:table-cell table:style-name="ce13"/>
          <table:table-cell table:style-name="ce39"/>
          <table:table-cell table:style-name="ce13" table:formula="of:=FEEDFORWARDLMS( [.$B$14:.$B$16]; [$Data.$B$9:$Data.$C$12]; 3 )" office:value-type="float" office:value="-0.999983191490173" calcext:value-type="float">
            <text:p>-0.999983191490173</text:p>
          </table:table-cell>
          <table:table-cell table:style-name="ce47" table:formula="of:=ABS( [$Data.D12] - [.D17] ) &lt;= [.$B$3]" office:value-type="boolean" office:boolean-value="true" calcext:value-type="boolean">
            <text:p>TRUE</text:p>
          </table:table-cell>
          <table:table-cell table:style-name="ce47"/>
          <table:table-cell table:style-name="ce21"/>
          <table:table-cell table:style-name="ce24"/>
        </table:table-row>
        <table:table-row table:style-name="ro1">
          <table:table-cell table:style-name="ce34" office:value-type="string" calcext:value-type="string">
            <text:p>Nuts</text:p>
          </table:table-cell>
          <table:table-cell table:style-name="ce14" office:value-type="float" office:value="2.38067517255224" calcext:value-type="float">
            <text:p>2.38067517255224</text:p>
          </table:table-cell>
          <table:table-cell table:style-name="ce38"/>
          <table:table-cell table:style-name="ce14" table:formula="of:=FEEDFORWARDLMS( [.$B$18:.$B$20]; [$Data.$B$13:$Data.$C$18]; 1 )" office:value-type="float" office:value="0.931338906288147" calcext:value-type="float">
            <text:p>0.931338906288147</text:p>
          </table:table-cell>
          <table:table-cell table:style-name="ce45" table:formula="of:=ABS( [$Data.D13] - [.D18] ) &lt;= [.$B$3]" office:value-type="boolean" office:boolean-value="true" calcext:value-type="boolean">
            <text:p>TRUE</text:p>
          </table:table-cell>
          <table:table-cell table:style-name="ce45"/>
          <table:table-cell table:style-name="ce19" office:value-type="float" office:value="2.5" calcext:value-type="float">
            <text:p>2.5</text:p>
          </table:table-cell>
          <table:table-cell table:style-name="ce22" table:formula="of:=( -( [.$B$18] / [.$B$20] ) / ( [.$B$18] / [.$B$19] ) ) * [.$G18] + ( -[.$B$18] / [.$B$20] )" office:value-type="float" office:value="1.8584044395057" calcext:value-type="float">
            <text:p>1.8584044395057</text:p>
          </table:table-cell>
        </table:table-row>
        <table:table-row table:style-name="ro1">
          <table:table-cell table:style-name="ce12"/>
          <table:table-cell office:value-type="float" office:value="3.41422574297528" calcext:value-type="float">
            <text:p>3.41422574297528</text:p>
          </table:table-cell>
          <table:table-cell/>
          <table:table-cell table:formula="of:=FEEDFORWARDLMS( [.$B$18:.$B$20]; [$Data.$B$13:$Data.$C$18]; 2 )" office:value-type="float" office:value="0.925780355930328" calcext:value-type="float">
            <text:p>0.925780355930328</text:p>
          </table:table-cell>
          <table:table-cell table:formula="of:=ABS( [$Data.D14] - [.D19] ) &lt;= [.$B$3]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formula="of:=( -( [.$B$18] / [.$B$20] ) / ( [.$B$18] / [.$B$19] ) ) * [.$G19] + ( -[.$B$18] / [.$B$20] )" office:value-type="float" office:value="0.405291336594183" calcext:value-type="float">
            <text:p>0.405291336594183</text:p>
          </table:table-cell>
        </table:table-row>
        <table:table-row table:style-name="ro1">
          <table:table-cell table:style-name="ce12"/>
          <table:table-cell office:value-type="float" office:value="-5.87398485385342" calcext:value-type="float">
            <text:p>-5.87398485385342</text:p>
          </table:table-cell>
          <table:table-cell/>
          <table:table-cell table:formula="of:=FEEDFORWARDLMS( [.$B$18:.$B$20]; [$Data.$B$13:$Data.$C$18]; 3 )" office:value-type="float" office:value="0.903732061386108" calcext:value-type="float">
            <text:p>0.903732061386108</text:p>
          </table:table-cell>
          <table:table-cell table:formula="of:=ABS( [$Data.D15] - [.D20] ) &lt;= [.$B$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2"/>
          <table:table-cell table:formula="of:=FEEDFORWARDLMS( [.$B$18:.$B$20]; [$Data.$B$13:$Data.$C$18]; 4 )" office:value-type="float" office:value="-0.907747626304626" calcext:value-type="float">
            <text:p>-0.907747626304626</text:p>
          </table:table-cell>
          <table:table-cell table:formula="of:=ABS( [$Data.D16] - [.D21] ) &lt;= [.$B$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2"/>
          <table:table-cell table:formula="of:=FEEDFORWARDLMS( [.$B$18:.$B$20]; [$Data.$B$13:$Data.$C$18]; 5 )" office:value-type="float" office:value="-0.963444232940674" calcext:value-type="float">
            <text:p>-0.963444232940674</text:p>
          </table:table-cell>
          <table:table-cell table:formula="of:=ABS( [$Data.D17] - [.D22] ) &lt;= [.$B$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ce13" table:number-columns-repeated="2"/>
          <table:table-cell table:style-name="ce39"/>
          <table:table-cell table:style-name="ce13" table:formula="of:=FEEDFORWARDLMS( [.$B$18:.$B$20]; [$Data.$B$13:$Data.$C$18]; 6 )" office:value-type="float" office:value="-0.985765397548676" calcext:value-type="float">
            <text:p>-0.985765397548676</text:p>
          </table:table-cell>
          <table:table-cell table:style-name="ce47" table:formula="of:=ABS( [$Data.D18] - [.D23] ) &lt;= [.$B$3]" office:value-type="boolean" office:boolean-value="true" calcext:value-type="boolean">
            <text:p>TRUE</text:p>
          </table:table-cell>
          <table:table-cell table:style-name="ce47"/>
          <table:table-cell table:style-name="ce21"/>
          <table:table-cell table:style-name="ce24"/>
        </table:table-row>
        <table:table-row table:style-name="ro1">
          <table:table-cell table:style-name="Default" table:number-columns-repeated="2"/>
          <table:table-cell/>
          <table:table-cell table:style-name="ce37" office:value-type="string" calcext:value-type="string">
            <text:p>All Match</text:p>
          </table:table-cell>
          <table:table-cell table:style-name="ce2" table:formula="of:=COUNTIF( [.E6:.E23];&quot;=TRUE&quot; )=COUNT( [.E6:.E23] )" office:value-type="boolean" office:boolean-value="false" calcext:value-type="boolean">
            <text:p>FALSE</text:p>
          </table:table-cell>
          <table:table-cell table:style-name="ce2"/>
          <table:table-cell table:style-name="Default" table:number-columns-repeated="2"/>
        </table:table-row>
      </table:table>
      <table:table table:name="RBF" table:style-name="ta1">
        <office:forms form:automatic-focus="false" form:apply-design-mode="false">
          <form:form form:name="Form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RandomiseWeights" form:control-implementation="ooo:com.sun.star.form.component.CommandButton" xml:id="control5" form:id="control5" form:label="Randomise Weigh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Functions.RandomiseWeights?language=Basic&amp;location=document" xlink:type="simple"/>
              </office:event-listeners>
            </form:button>
            <form:button form:name="Train" form:control-implementation="ooo:com.sun.star.form.component.CommandButton" xml:id="control6" form:id="control6" form:label="Trai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NNMacros.RBF.TrainRBF_Implementation?language=Basic&amp;location=document" xlink:type="simple"/>
              </office:event-listeners>
            </form:button>
          </form:form>
        </office:forms>
        <table:shapes>
          <draw:control draw:z-index="0" draw:text-style-name="P1" svg:width="5cm" svg:height="1cm" svg:x="0.5cm" svg:y="12cm" draw:control="control5"/>
          <draw:control draw:z-index="1" draw:text-style-name="P1" svg:width="5cm" svg:height="1cm" svg:x="6cm" svg:y="12cm" draw:control="control6"/>
          <draw:frame draw:z-index="2" draw:style-name="gr1" draw:text-style-name="P2" svg:width="12cm" svg:height="6cm" svg:x="28cm" svg:y="0.5cm">
            <draw:object draw:notify-on-update-of-ranges="RBF.E9:RBF.E9 RBF.D1:RBF.D1 RBF.F9:RBF.F9 RBF.E6:RBF.E8 RBF.D2:RBF.D2 RBF.F6:RBF.F8 Data.B4:Data.B4 Data.F1:Data.F1 Data.C4:Data.C4 Data.B1:Data.B3 Data.F2:Data.F2 Data.C1:Data.C3 RBF.K6:RBF.K7 RBF.K5:RBF.K5 RBF.L6:RBF.L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2" svg:width="12cm" svg:height="6cm" svg:x="40.5cm" svg:y="0.5cm">
            <draw:object draw:notify-on-update-of-ranges="RBF.E11:RBF.E13 RBF.D1:RBF.D1 RBF.F11:RBF.F13 RBF.E10:RBF.E10 RBF.D2:RBF.D2 RBF.F10:RBF.F10 Data.B6:Data.B8 Data.F1:Data.F1 Data.C6:Data.C8 Data.B5:Data.B5 Data.F2:Data.F2 Data.C5:Data.C5 RBF.K10:RBF.K11 RBF.K5:RBF.K5 RBF.L10:RBF.L1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2" svg:width="12cm" svg:height="6cm" svg:x="28cm" svg:y="7cm">
            <draw:object draw:notify-on-update-of-ranges="RBF.E15:RBF.E16 RBF.D1:RBF.D1 RBF.F15:RBF.F16 RBF.D2:RBF.D2 Data.B10:Data.B11 Data.F1:Data.F1 Data.C10:Data.C11 Data.F2:Data.F2 RBF.K14:RBF.K15 RBF.K5:RBF.K5 RBF.L14:RBF.L1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1" draw:text-style-name="P2" svg:width="12cm" svg:height="6cm" svg:x="40.5cm" svg:y="7cm">
            <draw:object draw:notify-on-update-of-ranges="RBF.E18:RBF.E20 RBF.D1:RBF.D1 RBF.F18:RBF.F20 RBF.E21:RBF.E23 RBF.D2:RBF.D2 RBF.F21:RBF.F23 Data.B13:Data.B15 Data.F1:Data.F1 Data.C13:Data.C15 Data.B16:Data.B18 Data.F2:Data.F2 Data.C16:Data.C18 RBF.K18:RBF.K19 RBF.K5:RBF.K5 RBF.L18:RBF.L1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3" table:default-cell-style-name="ce35"/>
        <table:table-column table:style-name="co2" table:default-cell-style-name="ce12"/>
        <table:table-column table:style-name="co2" table:default-cell-style-name="ce20"/>
        <table:table-column table:style-name="co1" table:default-cell-style-name="ce23"/>
        <table:table-column table:style-name="co2" table:default-cell-style-name="ce20"/>
        <table:table-column table:style-name="co2" table:default-cell-style-name="ce23"/>
        <table:table-column table:style-name="co2" table:default-cell-style-name="Default"/>
        <table:table-column table:style-name="co2" table:default-cell-style-name="ce12"/>
        <table:table-column table:style-name="co2" table:number-columns-repeated="2" table:default-cell-style-name="ce46"/>
        <table:table-column table:style-name="co2" table:default-cell-style-name="ce20"/>
        <table:table-column table:style-name="co2" table:default-cell-style-name="ce23"/>
        <table:table-row table:style-name="ro1">
          <table:table-cell table:style-name="ce37" office:value-type="string" calcext:value-type="string">
            <text:p>Max Count</text:p>
          </table:table-cell>
          <table:table-cell table:style-name="Default" office:value-type="float" office:value="9999" calcext:value-type="float">
            <text:p>9999</text:p>
          </table:table-cell>
          <table:table-cell table:style-name="Default"/>
          <table:table-cell table:style-name="Default" office:value-type="string" calcext:value-type="string">
            <text:p>RBF True</text:p>
          </table:table-cell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 table:style-name="ce37" office:value-type="string" calcext:value-type="string">
            <text:p>Learning Ra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RBF False</text:p>
          </table:table-cell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 table:style-name="ce37" office:value-type="string" calcext:value-type="string">
            <text:p>Threshold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table:number-columns-repeated="4"/>
          <table:table-cell/>
          <table:table-cell table:style-name="Default"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5"/>
        </table:table-row>
        <table:table-row table:style-name="ro1">
          <table:table-cell table:style-name="ce37"/>
          <table:table-cell table:style-name="ce37" office:value-type="string" calcext:value-type="string">
            <text:p>Weights</text:p>
          </table:table-cell>
          <table:table-cell table:style-name="ce37" office:value-type="string" calcext:value-type="string">
            <text:p>Centres</text:p>
          </table:table-cell>
          <table:table-cell table:style-name="ce37"/>
          <table:table-cell table:style-name="ce37" office:value-type="string" calcext:value-type="string">
            <text:p>RBF Input</text:p>
          </table:table-cell>
          <table:table-cell table:style-name="ce37"/>
          <table:table-cell/>
          <table:table-cell table:style-name="ce37" office:value-type="string" calcext:value-type="string">
            <text:p>Output</text:p>
          </table:table-cell>
          <table:table-cell table:style-name="ce37" office:value-type="string" calcext:value-type="string">
            <text:p>Matches</text:p>
          </table:table-cell>
          <table:table-cell table:style-name="ce37"/>
          <table:table-cell table:style-name="ce37" office:value-type="string" calcext:value-type="string">
            <text:p>Separator</text:p>
          </table:table-cell>
          <table:table-cell table:style-name="Default"/>
        </table:table-row>
        <table:table-row table:style-name="ro1">
          <table:table-cell table:style-name="ce34" office:value-type="string" calcext:value-type="string">
            <text:p>And</text:p>
          </table:table-cell>
          <table:table-cell table:style-name="ce14" office:value-type="float" office:value="-1.54660684945369" calcext:value-type="float">
            <text:p>-1.54660684945369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9" table:formula="of:=CALCULATERBFINPUT( [$Data.$B1:$Data.$C1]; [.$C$6:.$D$6] )" office:value-type="float" office:value="0.000335462627902512" calcext:value-type="float">
            <text:p>0.000335462627903</text:p>
          </table:table-cell>
          <table:table-cell table:style-name="ce22" table:formula="of:=CALCULATERBFINPUT( [$Data.$B1:$Data.$C1]; [.$C$7:.$D$7] )" office:value-type="float" office:value="0.000335462627902512" calcext:value-type="float">
            <text:p>0.000335462627903</text:p>
          </table:table-cell>
          <table:table-cell table:style-name="ce38"/>
          <table:table-cell table:style-name="ce14" table:formula="of:=FEEDFORWARDLMS( [.$B$6:.$B$8]; [.$E$6:.$F$9]; 1 )" office:value-type="float" office:value="-0.913055300712585" calcext:value-type="float">
            <text:p>-0.913055300712585</text:p>
          </table:table-cell>
          <table:table-cell table:style-name="ce45" table:formula="of:=ABS( [$Data.D1] - [.H6] ) &lt;= [.$B$3]" office:value-type="boolean" office:boolean-value="true" calcext:value-type="boolean">
            <text:p>TRUE</text:p>
          </table:table-cell>
          <table:table-cell table:style-name="ce45"/>
          <table:table-cell table:style-name="ce19" office:value-type="float" office:value="1.5" calcext:value-type="float">
            <text:p>1.5</text:p>
          </table:table-cell>
          <table:table-cell table:style-name="ce22" table:formula="of:=( -( [.$B$6] / [.$B$8] ) / ( [.$B$6] / [.$B$7] ) ) * [.$K6] + ( -[.$B$6] / [.$B$8] )" office:value-type="float" office:value="-0.151028175906634" calcext:value-type="float">
            <text:p>-0.151028175906634</text:p>
          </table:table-cell>
        </table:table-row>
        <table:table-row table:style-name="ro1">
          <table:table-cell/>
          <table:table-cell office:value-type="float" office:value="1.21340199867115" calcext:value-type="float">
            <text:p>1.213401998671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ALCULATERBFINPUT( [$Data.$B2:$Data.$C2]; [.$C$6:.$D$6] )" office:value-type="float" office:value="0.0183156388887342" calcext:value-type="float">
            <text:p>0.018315638888734</text:p>
          </table:table-cell>
          <table:table-cell table:formula="of:=CALCULATERBFINPUT( [$Data.$B2:$Data.$C2]; [.$C$7:.$D$7] )" office:value-type="float" office:value="0.0183156388887342" calcext:value-type="float">
            <text:p>0.018315638888734</text:p>
          </table:table-cell>
          <table:table-cell/>
          <table:table-cell table:formula="of:=FEEDFORWARDLMS( [.$B$6:.$B$8]; [.$E$6:.$F$9]; 2 )" office:value-type="float" office:value="-0.903548061847687" calcext:value-type="float">
            <text:p>-0.903548061847687</text:p>
          </table:table-cell>
          <table:table-cell table:formula="of:=ABS( [$Data.D2] - [.H7] ) &lt;= [.$B$3]" office:value-type="boolean" office:boolean-value="true" calcext:value-type="boolean">
            <text:p>TRUE</text:p>
          </table:table-cell>
          <table:table-cell/>
          <table:table-cell office:value-type="float" office:value="-1.5" calcext:value-type="float">
            <text:p>-1.5</text:p>
          </table:table-cell>
          <table:table-cell table:formula="of:=( -( [.$B$6] / [.$B$8] ) / ( [.$B$6] / [.$B$7] ) ) * [.$K7] + ( -[.$B$6] / [.$B$8] )" office:value-type="float" office:value="1.85914152633938" calcext:value-type="float">
            <text:p>1.85914152633938</text:p>
          </table:table-cell>
        </table:table-row>
        <table:table-row table:style-name="ro1">
          <table:table-cell/>
          <table:table-cell office:value-type="float" office:value="1.81089486720756" calcext:value-type="float">
            <text:p>1.81089486720756</text:p>
          </table:table-cell>
          <table:table-cell table:number-columns-repeated="2"/>
          <table:table-cell table:formula="of:=CALCULATERBFINPUT( [$Data.$B3:$Data.$C3]; [.$C$6:.$D$6] )" office:value-type="float" office:value="0.0183156388887342" calcext:value-type="float">
            <text:p>0.018315638888734</text:p>
          </table:table-cell>
          <table:table-cell table:formula="of:=CALCULATERBFINPUT( [$Data.$B3:$Data.$C3]; [.$C$7:.$D$7] )" office:value-type="float" office:value="0.0183156388887342" calcext:value-type="float">
            <text:p>0.018315638888734</text:p>
          </table:table-cell>
          <table:table-cell/>
          <table:table-cell table:formula="of:=FEEDFORWARDLMS( [.$B$6:.$B$8]; [.$E$6:.$F$9]; 3 )" office:value-type="float" office:value="-0.903548061847687" calcext:value-type="float">
            <text:p>-0.903548061847687</text:p>
          </table:table-cell>
          <table:table-cell table:formula="of:=ABS( [$Data.D3] - [.H8] ) &lt;= [.$B$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ce36"/>
          <table:table-cell table:style-name="ce13"/>
          <table:table-cell table:style-name="ce21"/>
          <table:table-cell table:style-name="ce24"/>
          <table:table-cell table:style-name="ce21" table:formula="of:=CALCULATERBFINPUT( [$Data.$B4:$Data.$C4]; [.$C$6:.$D$6] )" office:value-type="float" office:value="1" calcext:value-type="float">
            <text:p>1</text:p>
          </table:table-cell>
          <table:table-cell table:style-name="ce24" table:formula="of:=CALCULATERBFINPUT( [$Data.$B4:$Data.$C4]; [.$C$7:.$D$7] )" office:value-type="float" office:value="1" calcext:value-type="float">
            <text:p>1</text:p>
          </table:table-cell>
          <table:table-cell table:style-name="ce39"/>
          <table:table-cell table:style-name="ce13" table:formula="of:=FEEDFORWARDLMS( [.$B$6:.$B$8]; [.$E$6:.$F$9]; 4 )" office:value-type="float" office:value="0.901034295558929" calcext:value-type="float">
            <text:p>0.901034295558929</text:p>
          </table:table-cell>
          <table:table-cell table:style-name="ce47" table:formula="of:=ABS( [$Data.D4] - [.H9] ) &lt;= [.$B$3]" office:value-type="boolean" office:boolean-value="true" calcext:value-type="boolean">
            <text:p>TRUE</text:p>
          </table:table-cell>
          <table:table-cell table:style-name="ce47"/>
          <table:table-cell table:style-name="ce21"/>
          <table:table-cell table:style-name="ce24"/>
        </table:table-row>
        <table:table-row table:style-name="ro1">
          <table:table-cell table:style-name="ce34" office:value-type="string" calcext:value-type="string">
            <text:p>Or</text:p>
          </table:table-cell>
          <table:table-cell table:style-name="ce14" office:value-type="float" office:value="1.53499432780492" calcext:value-type="float">
            <text:p>1.53499432780492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19" table:formula="of:=CALCULATERBFINPUT( [$Data.$B5:$Data.$C5]; [.$C$10:.$D$10] )" office:value-type="float" office:value="1" calcext:value-type="float">
            <text:p>1</text:p>
          </table:table-cell>
          <table:table-cell table:style-name="ce22" table:formula="of:=CALCULATERBFINPUT( [$Data.$B5:$Data.$C5]; [.$C$11:.$D$11] )" office:value-type="float" office:value="1" calcext:value-type="float">
            <text:p>1</text:p>
          </table:table-cell>
          <table:table-cell table:style-name="ce38"/>
          <table:table-cell table:style-name="ce14" table:formula="of:=FEEDFORWARDLMS( [.$B$10:.$B$12]; [.$E$10:.$F$13]; 1 )" office:value-type="float" office:value="-0.902967870235443" calcext:value-type="float">
            <text:p>-0.902967870235443</text:p>
          </table:table-cell>
          <table:table-cell table:style-name="ce45" table:formula="of:=ABS( [$Data.D5] - [.H10] ) &lt;= [.$B$3]" office:value-type="boolean" office:boolean-value="true" calcext:value-type="boolean">
            <text:p>TRUE</text:p>
          </table:table-cell>
          <table:table-cell table:style-name="ce45"/>
          <table:table-cell table:style-name="ce19" office:value-type="float" office:value="1.5" calcext:value-type="float">
            <text:p>1.5</text:p>
          </table:table-cell>
          <table:table-cell table:style-name="ce22" table:formula="of:=( -( [.$B$10] / [.$B$12] ) / ( [.$B$10] / [.$B$11] ) ) * [.$K10] + ( -[.$B$10] / [.$B$12] )" office:value-type="float" office:value="-0.181978247564276" calcext:value-type="float">
            <text:p>-0.181978247564276</text:p>
          </table:table-cell>
        </table:table-row>
        <table:table-row table:style-name="ro1">
          <table:table-cell/>
          <table:table-cell office:value-type="float" office:value="-1.23968618165222" calcext:value-type="float">
            <text:p>-1.2396861816522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CALCULATERBFINPUT( [$Data.$B6:$Data.$C6]; [.$C$10:.$D$10] )" office:value-type="float" office:value="0.0183156388887342" calcext:value-type="float">
            <text:p>0.018315638888734</text:p>
          </table:table-cell>
          <table:table-cell table:formula="of:=CALCULATERBFINPUT( [$Data.$B6:$Data.$C6]; [.$C$11:.$D$11] )" office:value-type="float" office:value="0.0183156388887342" calcext:value-type="float">
            <text:p>0.018315638888734</text:p>
          </table:table-cell>
          <table:table-cell/>
          <table:table-cell table:formula="of:=FEEDFORWARDLMS( [.$B$10:.$B$12]; [.$E$10:.$F$13]; 2 )" office:value-type="float" office:value="0.901397705078125" calcext:value-type="float">
            <text:p>0.901397705078125</text:p>
          </table:table-cell>
          <table:table-cell table:formula="of:=ABS( [$Data.D6] - [.H11] ) &lt;= [.$B$3]" office:value-type="boolean" office:boolean-value="true" calcext:value-type="boolean">
            <text:p>TRUE</text:p>
          </table:table-cell>
          <table:table-cell/>
          <table:table-cell office:value-type="float" office:value="-1.5" calcext:value-type="float">
            <text:p>-1.5</text:p>
          </table:table-cell>
          <table:table-cell table:formula="of:=( -( [.$B$10] / [.$B$12] ) / ( [.$B$10] / [.$B$11] ) ) * [.$K11] + ( -[.$B$10] / [.$B$12] )" office:value-type="float" office:value="1.90342971144997" calcext:value-type="float">
            <text:p>1.90342971144997</text:p>
          </table:table-cell>
        </table:table-row>
        <table:table-row table:style-name="ro1">
          <table:table-cell/>
          <table:table-cell office:value-type="float" office:value="-1.78337218330874" calcext:value-type="float">
            <text:p>-1.78337218330874</text:p>
          </table:table-cell>
          <table:table-cell table:number-columns-repeated="2"/>
          <table:table-cell table:formula="of:=CALCULATERBFINPUT( [$Data.$B7:$Data.$C7]; [.$C$10:.$D$10] )" office:value-type="float" office:value="0.0183156388887342" calcext:value-type="float">
            <text:p>0.018315638888734</text:p>
          </table:table-cell>
          <table:table-cell table:formula="of:=CALCULATERBFINPUT( [$Data.$B7:$Data.$C7]; [.$C$11:.$D$11] )" office:value-type="float" office:value="0.0183156388887342" calcext:value-type="float">
            <text:p>0.018315638888734</text:p>
          </table:table-cell>
          <table:table-cell/>
          <table:table-cell table:formula="of:=FEEDFORWARDLMS( [.$B$10:.$B$12]; [.$E$10:.$F$13]; 3 )" office:value-type="float" office:value="0.901397705078125" calcext:value-type="float">
            <text:p>0.901397705078125</text:p>
          </table:table-cell>
          <table:table-cell table:formula="of:=ABS( [$Data.D7] - [.H12] ) &lt;= [.$B$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ce36"/>
          <table:table-cell table:style-name="ce13"/>
          <table:table-cell table:style-name="ce21"/>
          <table:table-cell table:style-name="ce24"/>
          <table:table-cell table:style-name="ce21" table:formula="of:=CALCULATERBFINPUT( [$Data.$B8:$Data.$C8]; [.$C$10:.$D$10] )" office:value-type="float" office:value="0.000335462627902512" calcext:value-type="float">
            <text:p>0.000335462627903</text:p>
          </table:table-cell>
          <table:table-cell table:style-name="ce24" table:formula="of:=CALCULATERBFINPUT( [$Data.$B8:$Data.$C8]; [.$C$11:.$D$11] )" office:value-type="float" office:value="0.000335462627902512" calcext:value-type="float">
            <text:p>0.000335462627903</text:p>
          </table:table-cell>
          <table:table-cell table:style-name="ce39"/>
          <table:table-cell table:style-name="ce13" table:formula="of:=FEEDFORWARDLMS( [.$B$10:.$B$12]; [.$E$10:.$F$13]; 4 )" office:value-type="float" office:value="0.911103248596191" calcext:value-type="float">
            <text:p>0.911103248596191</text:p>
          </table:table-cell>
          <table:table-cell table:style-name="ce47" table:formula="of:=ABS( [$Data.D8] - [.H13] ) &lt;= [.$B$3]" office:value-type="boolean" office:boolean-value="true" calcext:value-type="boolean">
            <text:p>TRUE</text:p>
          </table:table-cell>
          <table:table-cell table:style-name="ce47"/>
          <table:table-cell table:style-name="ce21"/>
          <table:table-cell table:style-name="ce24"/>
        </table:table-row>
        <table:table-row table:style-name="ro1">
          <table:table-cell table:style-name="ce34" office:value-type="string" calcext:value-type="string">
            <text:p>Xor</text:p>
          </table:table-cell>
          <table:table-cell table:style-name="ce14" office:value-type="float" office:value="1.59191536342885" calcext:value-type="float">
            <text:p>1.59191536342885</text:p>
          </table:table-cell>
          <table:table-cell table:style-name="ce19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19" table:formula="of:=CALCULATERBFINPUT( [$Data.$B9:$Data.$C9]; [.$C$14:.$D$14] )" office:value-type="float" office:value="1" calcext:value-type="float">
            <text:p>1</text:p>
          </table:table-cell>
          <table:table-cell table:style-name="ce22" table:formula="of:=CALCULATERBFINPUT( [$Data.$B9:$Data.$C9]; [.$C$15:.$D$15] )" office:value-type="float" office:value="0.000335462627902512" calcext:value-type="float">
            <text:p>0.000335462627903</text:p>
          </table:table-cell>
          <table:table-cell table:style-name="ce38"/>
          <table:table-cell table:style-name="ce14" table:formula="of:=FEEDFORWARDLMS( [.$B$14:.$B$16]; [.$E$14:.$F$17]; 1 )" office:value-type="float" office:value="-0.901625573635101" calcext:value-type="float">
            <text:p>-0.901625573635101</text:p>
          </table:table-cell>
          <table:table-cell table:style-name="ce45" table:formula="of:=ABS( [$Data.D9] - [.H14] ) &lt;= [.$B$3]" office:value-type="boolean" office:boolean-value="true" calcext:value-type="boolean">
            <text:p>TRUE</text:p>
          </table:table-cell>
          <table:table-cell table:style-name="ce45"/>
          <table:table-cell table:style-name="ce19" office:value-type="float" office:value="1.5" calcext:value-type="float">
            <text:p>1.5</text:p>
          </table:table-cell>
          <table:table-cell table:style-name="ce22" table:formula="of:=( -( [.$B$14] / [.$B$16] ) / ( [.$B$14] / [.$B$15] ) ) * [.$K14] + ( -[.$B$14] / [.$B$16] )" office:value-type="float" office:value="-0.981180347596526" calcext:value-type="float">
            <text:p>-0.981180347596526</text:p>
          </table:table-cell>
        </table:table-row>
        <table:table-row table:style-name="ro1">
          <table:table-cell/>
          <table:table-cell office:value-type="float" office:value="-3.0717259239845" calcext:value-type="float">
            <text:p>-3.07172592398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ALCULATERBFINPUT( [$Data.$B10:$Data.$C10]; [.$C$14:.$D$14] )" office:value-type="float" office:value="0.0183156388887342" calcext:value-type="float">
            <text:p>0.018315638888734</text:p>
          </table:table-cell>
          <table:table-cell table:formula="of:=CALCULATERBFINPUT( [$Data.$B10:$Data.$C10]; [.$C$15:.$D$15] )" office:value-type="float" office:value="0.0183156388887342" calcext:value-type="float">
            <text:p>0.018315638888734</text:p>
          </table:table-cell>
          <table:table-cell/>
          <table:table-cell table:formula="of:=FEEDFORWARDLMS( [.$B$14:.$B$16]; [.$E$14:.$F$17]; 2 )" office:value-type="float" office:value="0.901348292827606" calcext:value-type="float">
            <text:p>0.901348292827606</text:p>
          </table:table-cell>
          <table:table-cell table:formula="of:=ABS( [$Data.D10] - [.H15] ) &lt;= [.$B$3]" office:value-type="boolean" office:boolean-value="true" calcext:value-type="boolean">
            <text:p>TRUE</text:p>
          </table:table-cell>
          <table:table-cell/>
          <table:table-cell office:value-type="float" office:value="-1.5" calcext:value-type="float">
            <text:p>-1.5</text:p>
          </table:table-cell>
          <table:table-cell table:formula="of:=( -( [.$B$14] / [.$B$16] ) / ( [.$B$14] / [.$B$15] ) ) * [.$K15] + ( -[.$B$14] / [.$B$16] )" office:value-type="float" office:value="2.01707236837051" calcext:value-type="float">
            <text:p>2.01707236837051</text:p>
          </table:table-cell>
        </table:table-row>
        <table:table-row table:style-name="ro1">
          <table:table-cell/>
          <table:table-cell office:value-type="float" office:value="-3.07351602581015" calcext:value-type="float">
            <text:p>-3.07351602581015</text:p>
          </table:table-cell>
          <table:table-cell table:number-columns-repeated="2"/>
          <table:table-cell table:formula="of:=CALCULATERBFINPUT( [$Data.$B11:$Data.$C11]; [.$C$14:.$D$14] )" office:value-type="float" office:value="0.0183156388887342" calcext:value-type="float">
            <text:p>0.018315638888734</text:p>
          </table:table-cell>
          <table:table-cell table:formula="of:=CALCULATERBFINPUT( [$Data.$B11:$Data.$C11]; [.$C$15:.$D$15] )" office:value-type="float" office:value="0.0183156388887342" calcext:value-type="float">
            <text:p>0.018315638888734</text:p>
          </table:table-cell>
          <table:table-cell/>
          <table:table-cell table:formula="of:=FEEDFORWARDLMS( [.$B$14:.$B$16]; [.$E$14:.$F$17]; 3 )" office:value-type="float" office:value="0.901348292827606" calcext:value-type="float">
            <text:p>0.901348292827606</text:p>
          </table:table-cell>
          <table:table-cell table:formula="of:=ABS( [$Data.D11] - [.H16] ) &lt;= [.$B$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ce36"/>
          <table:table-cell table:style-name="ce13"/>
          <table:table-cell table:style-name="ce21"/>
          <table:table-cell table:style-name="ce24"/>
          <table:table-cell table:style-name="ce21" table:formula="of:=CALCULATERBFINPUT( [$Data.$B12:$Data.$C12]; [.$C$14:.$D$14] )" office:value-type="float" office:value="0.000335462627902512" calcext:value-type="float">
            <text:p>0.000335462627903</text:p>
          </table:table-cell>
          <table:table-cell table:style-name="ce24" table:formula="of:=CALCULATERBFINPUT( [$Data.$B12:$Data.$C12]; [.$C$15:.$D$15] )" office:value-type="float" office:value="1" calcext:value-type="float">
            <text:p>1</text:p>
          </table:table-cell>
          <table:table-cell table:style-name="ce39"/>
          <table:table-cell table:style-name="ce13" table:formula="of:=FEEDFORWARDLMS( [.$B$14:.$B$16]; [.$E$14:.$F$17]; 4 )" office:value-type="float" office:value="-0.901959776878357" calcext:value-type="float">
            <text:p>-0.901959776878357</text:p>
          </table:table-cell>
          <table:table-cell table:style-name="ce47" table:formula="of:=ABS( [$Data.D12] - [.H17] ) &lt;= [.$B$3]" office:value-type="boolean" office:boolean-value="true" calcext:value-type="boolean">
            <text:p>TRUE</text:p>
          </table:table-cell>
          <table:table-cell table:style-name="ce47"/>
          <table:table-cell table:style-name="ce21"/>
          <table:table-cell table:style-name="ce24"/>
        </table:table-row>
        <table:table-row table:style-name="ro1">
          <table:table-cell table:style-name="ce34" office:value-type="string" calcext:value-type="string">
            <text:p>Nuts</text:p>
          </table:table-cell>
          <table:table-cell table:style-name="ce14" office:value-type="float" office:value="-2.0738534541719" calcext:value-type="float">
            <text:p>-2.0738534541719</text:p>
          </table:table-cell>
          <table:table-cell table:style-name="ce19" office:value-type="float" office:value="0.5" calcext:value-type="float">
            <text:p>0.5</text:p>
          </table:table-cell>
          <table:table-cell table:style-name="ce22" office:value-type="float" office:value="1.5" calcext:value-type="float">
            <text:p>1.5</text:p>
          </table:table-cell>
          <table:table-cell table:style-name="ce19" table:formula="of:=CALCULATERBFINPUT( [$Data.$B13:$Data.$C13]; [.$C$18:.$D$18] )" office:value-type="float" office:value="0.0550232148089843" calcext:value-type="float">
            <text:p>0.055023214808984</text:p>
          </table:table-cell>
          <table:table-cell table:style-name="ce22" table:formula="of:=CALCULATERBFINPUT( [$Data.$B13:$Data.$C13]; [.$C$19:.$D$19] )" office:value-type="float" office:value="0.272531806029341" calcext:value-type="float">
            <text:p>0.272531806029341</text:p>
          </table:table-cell>
          <table:table-cell table:style-name="ce38"/>
          <table:table-cell table:style-name="ce14" table:formula="of:=FEEDFORWARDLMS( [.$B$18:.$B$20]; [.$E$18:.$F$23]; 1 )" office:value-type="float" office:value="0.931853950023651" calcext:value-type="float">
            <text:p>0.931853950023651</text:p>
          </table:table-cell>
          <table:table-cell table:style-name="ce45" table:formula="of:=ABS( [$Data.D13] - [.H18] ) &lt;= [.$B$3]" office:value-type="boolean" office:boolean-value="true" calcext:value-type="boolean">
            <text:p>TRUE</text:p>
          </table:table-cell>
          <table:table-cell table:style-name="ce45"/>
          <table:table-cell table:style-name="ce19" office:value-type="float" office:value="2.5" calcext:value-type="float">
            <text:p>2.5</text:p>
          </table:table-cell>
          <table:table-cell table:style-name="ce22" table:formula="of:=( -( [.$B$18] / [.$B$20] ) / ( [.$B$18] / [.$B$19] ) ) * [.$K18] + ( -[.$B$18] / [.$B$20] )" office:value-type="float" office:value="1.62687122679607" calcext:value-type="float">
            <text:p>1.62687122679607</text:p>
          </table:table-cell>
        </table:table-row>
        <table:table-row table:style-name="ro1">
          <table:table-cell table:style-name="ce12"/>
          <table:table-cell office:value-type="float" office:value="-9.34297857499958" calcext:value-type="float">
            <text:p>-9.34297857499958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formula="of:=CALCULATERBFINPUT( [$Data.$B14:$Data.$C14]; [.$C$18:.$D$18] )" office:value-type="float" office:value="0.28650479686019" calcext:value-type="float">
            <text:p>0.28650479686019</text:p>
          </table:table-cell>
          <table:table-cell table:formula="of:=CALCULATERBFINPUT( [$Data.$B14:$Data.$C14]; [.$C$19:.$D$19] )" office:value-type="float" office:value="0.778800783071405" calcext:value-type="float">
            <text:p>0.778800783071405</text:p>
          </table:table-cell>
          <table:table-cell/>
          <table:table-cell table:formula="of:=FEEDFORWARDLMS( [.$B$18:.$B$20]; [.$E$18:.$F$23]; 2 )" office:value-type="float" office:value="0.999999284744263" calcext:value-type="float">
            <text:p>0.999999284744263</text:p>
          </table:table-cell>
          <table:table-cell table:formula="of:=ABS( [$Data.D14] - [.H19] ) &lt;= [.$B$3]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formula="of:=( -( [.$B$18] / [.$B$20] ) / ( [.$B$18] / [.$B$19] ) ) * [.$K19] + ( -[.$B$18] / [.$B$20] )" office:value-type="float" office:value="0.132666931205074" calcext:value-type="float">
            <text:p>0.132666931205074</text:p>
          </table:table-cell>
        </table:table-row>
        <table:table-row table:style-name="ro1">
          <table:table-cell table:style-name="ce12"/>
          <table:table-cell office:value-type="float" office:value="15.6320300419565" calcext:value-type="float">
            <text:p>15.6320300419565</text:p>
          </table:table-cell>
          <table:table-cell table:number-columns-repeated="2"/>
          <table:table-cell table:formula="of:=CALCULATERBFINPUT( [$Data.$B15:$Data.$C15]; [.$C$18:.$D$18] )" office:value-type="float" office:value="0.364218983044986" calcext:value-type="float">
            <text:p>0.364218983044986</text:p>
          </table:table-cell>
          <table:table-cell table:formula="of:=CALCULATERBFINPUT( [$Data.$B15:$Data.$C15]; [.$C$19:.$D$19] )" office:value-type="float" office:value="0.444858065162317" calcext:value-type="float">
            <text:p>0.444858065162317</text:p>
          </table:table-cell>
          <table:table-cell/>
          <table:table-cell table:formula="of:=FEEDFORWARDLMS( [.$B$18:.$B$20]; [.$E$18:.$F$23]; 3 )" office:value-type="float" office:value="0.900959193706512" calcext:value-type="float">
            <text:p>0.900959193706512</text:p>
          </table:table-cell>
          <table:table-cell table:formula="of:=ABS( [$Data.D15] - [.H20] ) &lt;= [.$B$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3"/>
          <table:table-cell table:formula="of:=CALCULATERBFINPUT( [$Data.$B16:$Data.$C16]; [.$C$18:.$D$18] )" office:value-type="float" office:value="0.0305008718803385" calcext:value-type="float">
            <text:p>0.030500871880339</text:p>
          </table:table-cell>
          <table:table-cell table:formula="of:=CALCULATERBFINPUT( [$Data.$B16:$Data.$C16]; [.$C$19:.$D$19] )" office:value-type="float" office:value="0.0555762200317085" calcext:value-type="float">
            <text:p>0.055576220031709</text:p>
          </table:table-cell>
          <table:table-cell/>
          <table:table-cell table:formula="of:=FEEDFORWARDLMS( [.$B$18:.$B$20]; [.$E$18:.$F$23]; 4 )" office:value-type="float" office:value="-0.903334558010101" calcext:value-type="float">
            <text:p>-0.903334558010101</text:p>
          </table:table-cell>
          <table:table-cell table:formula="of:=ABS( [$Data.D16] - [.H21] ) &lt;= [.$B$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3"/>
          <table:table-cell table:formula="of:=CALCULATERBFINPUT( [$Data.$B17:$Data.$C17]; [.$C$18:.$D$18] )" office:value-type="float" office:value="0.527292431586027" calcext:value-type="float">
            <text:p>0.527292431586027</text:p>
          </table:table-cell>
          <table:table-cell table:formula="of:=CALCULATERBFINPUT( [$Data.$B17:$Data.$C17]; [.$C$19:.$D$19] )" office:value-type="float" office:value="0.353454695442006" calcext:value-type="float">
            <text:p>0.353454695442006</text:p>
          </table:table-cell>
          <table:table-cell/>
          <table:table-cell table:formula="of:=FEEDFORWARDLMS( [.$B$18:.$B$20]; [.$E$18:.$F$23]; 5 )" office:value-type="float" office:value="-0.900549829006195" calcext:value-type="float">
            <text:p>-0.900549829006195</text:p>
          </table:table-cell>
          <table:table-cell table:formula="of:=ABS( [$Data.D17] - [.H22] ) &lt;= [.$B$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ce13" table:number-columns-repeated="2"/>
          <table:table-cell table:style-name="ce21"/>
          <table:table-cell table:style-name="ce24"/>
          <table:table-cell table:style-name="ce21" table:formula="of:=CALCULATERBFINPUT( [$Data.$B18:$Data.$C18]; [.$C$18:.$D$18] )" office:value-type="float" office:value="0.748263573822563" calcext:value-type="float">
            <text:p>0.748263573822563</text:p>
          </table:table-cell>
          <table:table-cell table:style-name="ce24" table:formula="of:=CALCULATERBFINPUT( [$Data.$B18:$Data.$C18]; [.$C$19:.$D$19] )" office:value-type="float" office:value="0.184519513434698" calcext:value-type="float">
            <text:p>0.184519513434698</text:p>
          </table:table-cell>
          <table:table-cell table:style-name="ce39"/>
          <table:table-cell table:style-name="ce13" table:formula="of:=FEEDFORWARDLMS( [.$B$18:.$B$20]; [.$E$18:.$F$23]; 6 )" office:value-type="float" office:value="-0.999991416931152" calcext:value-type="float">
            <text:p>-0.999991416931152</text:p>
          </table:table-cell>
          <table:table-cell table:style-name="ce47" table:formula="of:=ABS( [$Data.D18] - [.H23] ) &lt;= [.$B$3]" office:value-type="boolean" office:boolean-value="true" calcext:value-type="boolean">
            <text:p>TRUE</text:p>
          </table:table-cell>
          <table:table-cell table:style-name="ce47"/>
          <table:table-cell table:style-name="ce21"/>
          <table:table-cell table:style-name="ce24"/>
        </table:table-row>
        <table:table-row table:style-name="ro1">
          <table:table-cell table:style-name="Default" table:number-columns-repeated="6"/>
          <table:table-cell/>
          <table:table-cell table:style-name="ce37" office:value-type="string" calcext:value-type="string">
            <text:p>All Match</text:p>
          </table:table-cell>
          <table:table-cell table:style-name="ce2" table:formula="of:=COUNTIF( [.I6:.I23];&quot;=TRUE&quot; )=COUNT( [.I6:.I23] )" office:value-type="boolean" office:boolean-value="true" calcext:value-type="boolean">
            <text:p>TRUE</text:p>
          </table:table-cell>
          <table:table-cell table:style-name="ce2"/>
          <table:table-cell table:style-name="Default" table:number-columns-repeated="2"/>
        </table:table-row>
      </table:table>
      <table:table table:name="MLP" table:style-name="ta1">
        <office:forms form:automatic-focus="false" form:apply-design-mode="false">
          <form:form form:name="Form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RandomiseWeights" form:control-implementation="ooo:com.sun.star.form.component.CommandButton" xml:id="control7" form:id="control7" form:label="Randomise Weigh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Functions.RandomiseWeightsMLP?language=Basic&amp;location=document" xlink:type="simple"/>
              </office:event-listeners>
            </form:button>
            <form:button form:name="Train" form:control-implementation="ooo:com.sun.star.form.component.CommandButton" xml:id="control8" form:id="control8" form:label="Trai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Functions.TrainMLP?language=Basic&amp;location=document" xlink:type="simple"/>
              </office:event-listeners>
            </form:button>
          </form:form>
        </office:forms>
        <table:shapes>
          <draw:control draw:z-index="0" draw:text-style-name="P1" svg:width="5cm" svg:height="1cm" svg:x="0.5cm" svg:y="15cm" draw:control="control7"/>
          <draw:control draw:z-index="1" draw:text-style-name="P1" svg:width="5cm" svg:height="1cm" svg:x="6cm" svg:y="15cm" draw:control="control8"/>
        </table:shapes>
        <table:table-column table:style-name="co3" table:default-cell-style-name="ce35"/>
        <table:table-column table:style-name="co2" table:default-cell-style-name="ce20"/>
        <table:table-column table:style-name="co2" table:default-cell-style-name="ce23"/>
        <table:table-column table:style-name="co4" table:default-cell-style-name="Default"/>
        <table:table-column table:style-name="co2" table:default-cell-style-name="ce12"/>
        <table:table-column table:style-name="co2" table:default-cell-style-name="ce46"/>
        <table:table-column table:style-name="co2" table:default-cell-style-name="ce54"/>
        <table:table-column table:style-name="co2" table:number-columns-repeated="2" table:default-cell-style-name="ce55"/>
        <table:table-row table:style-name="ro1">
          <table:table-cell table:style-name="ce37" office:value-type="string" calcext:value-type="string">
            <text:p>Max Count</text:p>
          </table:table-cell>
          <table:table-cell table:style-name="Default" office:value-type="float" office:value="9999" calcext:value-type="float">
            <text:p>9999</text:p>
          </table:table-cell>
          <table:table-cell table:style-name="Default"/>
          <table:table-cell table:style-name="ce37" office:value-type="string" calcext:value-type="string">
            <text:p>Neuron Coun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57" office:value-type="string" calcext:value-type="string">
            <text:p>src/MLP.py has to be located somewhere LibreOffice can find it - <text:a xlink:href="https://help.libreoffice.org/6.3/en-US/text/sbasic/python/python_locations.html" xlink:type="simple">https://help.libreoffice.org/6.3/en-US/text/sbasic/python/python_locations.html</text:a></text:p>
          </table:table-cell>
          <table:table-cell table:style-name="Default"/>
        </table:table-row>
        <table:table-row table:style-name="ro1">
          <table:table-cell table:style-name="ce37" office:value-type="string" calcext:value-type="string">
            <text:p>Learning Rate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/>
          <table:table-cell/>
          <table:table-cell table:style-name="Default"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1">
          <table:table-cell table:style-name="ce37" office:value-type="string" calcext:value-type="string">
            <text:p>Decay</text:p>
          </table:table-cell>
          <table:table-cell table:style-name="Default" office:value-type="float" office:value="0.00005" calcext:value-type="float">
            <text:p>5E-05</text:p>
          </table:table-cell>
          <table:table-cell table:style-name="Default"/>
          <table:table-cell/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</table:table-row>
        <table:table-row table:style-name="ro1">
          <table:table-cell table:style-name="ce37" office:value-type="string" calcext:value-type="string">
            <text:p>Threshold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style-name="ce37" table:number-columns-repeated="2"/>
          <table:table-cell table:style-name="Default"/>
        </table:table-row>
        <table:table-row table:style-name="ro1">
          <table:table-cell table:style-name="ce37"/>
          <table:table-cell table:style-name="ce37" office:value-type="string" calcext:value-type="string">
            <text:p>Weights</text:p>
          </table:table-cell>
          <table:table-cell table:style-name="ce37"/>
          <table:table-cell/>
          <table:table-cell table:style-name="ce37" office:value-type="string" calcext:value-type="string">
            <text:p>Output</text:p>
          </table:table-cell>
          <table:table-cell table:style-name="ce37" office:value-type="string" calcext:value-type="string">
            <text:p>Matches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And</text:p>
          </table:table-cell>
          <table:table-cell table:style-name="ce19" office:value-type="float" office:value="-0.406103083421568" calcext:value-type="float">
            <text:p>-0.406103083421568</text:p>
          </table:table-cell>
          <table:table-cell table:style-name="ce22" office:value-type="float" office:value="-0.28893398967262" calcext:value-type="float">
            <text:p>-0.28893398967262</text:p>
          </table:table-cell>
          <table:table-cell table:style-name="ce38"/>
          <table:table-cell table:style-name="ce14" table:formula="of:=FEEDFORWARDMLP( [.$E$1:.$E$3]; [.$B$7:.$C$12]; [$Data.$B1:$Data.$C1] )" office:value-type="float" office:value="-0.986744422109222" calcext:value-type="float">
            <text:p>-0.986744422109222</text:p>
          </table:table-cell>
          <table:table-cell table:style-name="ce45" table:formula="of:=ABS( [$Data.D1] - [.E7] ) &lt;= [.$B$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23270505907423" calcext:value-type="float">
            <text:p>0.623270505907423</text:p>
          </table:table-cell>
          <table:table-cell office:value-type="float" office:value="1.16971895566267" calcext:value-type="float">
            <text:p>1.16971895566267</text:p>
          </table:table-cell>
          <table:table-cell/>
          <table:table-cell table:formula="of:=FEEDFORWARDMLP( [.$E$1:.$E$3]; [.$B$7:.$C$12]; [$Data.$B2:$Data.$C2] )" office:value-type="float" office:value="-0.900000394707227" calcext:value-type="float">
            <text:p>-0.900000394707227</text:p>
          </table:table-cell>
          <table:table-cell table:formula="of:=ABS( [$Data.D2] - [.E8] ) &lt;= [.$B$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12334505845476" calcext:value-type="float">
            <text:p>0.712334505845476</text:p>
          </table:table-cell>
          <table:table-cell office:value-type="float" office:value="1.12574336624581" calcext:value-type="float">
            <text:p>1.12574336624581</text:p>
          </table:table-cell>
          <table:table-cell/>
          <table:table-cell table:formula="of:=FEEDFORWARDMLP( [.$E$1:.$E$3]; [.$B$7:.$C$12]; [$Data.$B3:$Data.$C3] )" office:value-type="float" office:value="-0.900080475736731" calcext:value-type="float">
            <text:p>-0.900080475736731</text:p>
          </table:table-cell>
          <table:table-cell table:formula="of:=ABS( [$Data.D3] - [.E9] ) &lt;= [.$B$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794652473021275" calcext:value-type="float">
            <text:p>-0.794652473021275</text:p>
          </table:table-cell>
          <table:table-cell table:number-columns-repeated="2"/>
          <table:table-cell table:formula="of:=FEEDFORWARDMLP( [.$E$1:.$E$3]; [.$B$7:.$C$12]; [$Data.$B4:$Data.$C4] )" office:value-type="float" office:value="0.900974290516912" calcext:value-type="float">
            <text:p>0.900974290516912</text:p>
          </table:table-cell>
          <table:table-cell table:formula="of:=ABS( [$Data.D4] - [.E10] ) &lt;= [.$B$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3093180475831" calcext:value-type="float">
            <text:p>1.03093180475831</text:p>
          </table:table-cell>
          <table:table-cell table:number-columns-repeated="7"/>
        </table:table-row>
        <table:table-row table:style-name="ro1">
          <table:table-cell table:style-name="ce36"/>
          <table:table-cell table:style-name="ce21" office:value-type="float" office:value="0.89109906095059" calcext:value-type="float">
            <text:p>0.89109906095059</text:p>
          </table:table-cell>
          <table:table-cell table:style-name="ce24"/>
          <table:table-cell table:style-name="ce39"/>
          <table:table-cell table:style-name="ce13"/>
          <table:table-cell table:style-name="ce47"/>
          <table:table-cell table:number-columns-repeated="3"/>
        </table:table-row>
        <table:table-row table:style-name="ro1">
          <table:table-cell table:style-name="ce34" office:value-type="string" calcext:value-type="string">
            <text:p>Or</text:p>
          </table:table-cell>
          <table:table-cell table:style-name="ce19" office:value-type="float" office:value="0.952866517170059" calcext:value-type="float">
            <text:p>0.952866517170059</text:p>
          </table:table-cell>
          <table:table-cell table:style-name="ce22" office:value-type="float" office:value="0.488792533893969" calcext:value-type="float">
            <text:p>0.488792533893969</text:p>
          </table:table-cell>
          <table:table-cell table:style-name="ce38"/>
          <table:table-cell table:style-name="ce14" table:formula="of:=FEEDFORWARDMLP( [.$E$1:.$E$3]; [.$B$13:.$C$18]; [$Data.$B5:$Data.$C5] )" office:value-type="float" office:value="-0.900857914502236" calcext:value-type="float">
            <text:p>-0.900857914502236</text:p>
          </table:table-cell>
          <table:table-cell table:style-name="ce45" table:formula="of:=ABS( [$Data.D5] - [.E13] ) &lt;= [.$B$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317397840811863" calcext:value-type="float">
            <text:p>-0.317397840811863</text:p>
          </table:table-cell>
          <table:table-cell office:value-type="float" office:value="-0.209484601064673" calcext:value-type="float">
            <text:p>-0.209484601064673</text:p>
          </table:table-cell>
          <table:table-cell/>
          <table:table-cell table:formula="of:=FEEDFORWARDMLP( [.$E$1:.$E$3]; [.$B$13:.$C$18]; [$Data.$B6:$Data.$C6] )" office:value-type="float" office:value="0.901126160696188" calcext:value-type="float">
            <text:p>0.901126160696188</text:p>
          </table:table-cell>
          <table:table-cell table:formula="of:=ABS( [$Data.D6] - [.E14] ) &lt;= [.$B$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20841005092298" calcext:value-type="float">
            <text:p>0.620841005092298</text:p>
          </table:table-cell>
          <table:table-cell office:value-type="float" office:value="2.0530199067649" calcext:value-type="float">
            <text:p>2.0530199067649</text:p>
          </table:table-cell>
          <table:table-cell/>
          <table:table-cell table:formula="of:=FEEDFORWARDMLP( [.$E$1:.$E$3]; [.$B$13:.$C$18]; [$Data.$B7:$Data.$C7] )" office:value-type="float" office:value="0.902409515145179" calcext:value-type="float">
            <text:p>0.902409515145179</text:p>
          </table:table-cell>
          <table:table-cell table:formula="of:=ABS( [$Data.D7] - [.E15] ) &lt;= [.$B$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97025953757507" calcext:value-type="float">
            <text:p>0.597025953757507</text:p>
          </table:table-cell>
          <table:table-cell table:number-columns-repeated="2"/>
          <table:table-cell table:formula="of:=FEEDFORWARDMLP( [.$E$1:.$E$3]; [.$B$13:.$C$18]; [$Data.$B8:$Data.$C8] )" office:value-type="float" office:value="0.981750940138176" calcext:value-type="float">
            <text:p>0.981750940138176</text:p>
          </table:table-cell>
          <table:table-cell table:formula="of:=ABS( [$Data.D8] - [.E16] ) &lt;= [.$B$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9746472965136" calcext:value-type="float">
            <text:p>0.99746472965136</text:p>
          </table:table-cell>
          <table:table-cell table:number-columns-repeated="7"/>
        </table:table-row>
        <table:table-row table:style-name="ro1">
          <table:table-cell table:style-name="ce36"/>
          <table:table-cell table:style-name="ce21" office:value-type="float" office:value="1.06706626584335" calcext:value-type="float">
            <text:p>1.06706626584335</text:p>
          </table:table-cell>
          <table:table-cell table:style-name="ce24"/>
          <table:table-cell table:style-name="ce39"/>
          <table:table-cell table:style-name="ce13"/>
          <table:table-cell table:style-name="ce47"/>
          <table:table-cell table:number-columns-repeated="3"/>
        </table:table-row>
        <table:table-row table:style-name="ro1">
          <table:table-cell table:style-name="ce34" office:value-type="string" calcext:value-type="string">
            <text:p>Xor</text:p>
          </table:table-cell>
          <table:table-cell table:style-name="ce19" office:value-type="float" office:value="1.62756776752923" calcext:value-type="float">
            <text:p>1.62756776752923</text:p>
          </table:table-cell>
          <table:table-cell table:style-name="ce22" office:value-type="float" office:value="-1.62897675853244" calcext:value-type="float">
            <text:p>-1.62897675853244</text:p>
          </table:table-cell>
          <table:table-cell table:style-name="ce38"/>
          <table:table-cell table:style-name="ce14" table:formula="of:=FEEDFORWARDMLP( [.$E$1:.$E$3]; [.$B$19:.$C$24]; [$Data.$B9:$Data.$C9] )" office:value-type="float" office:value="-0.900941744597229" calcext:value-type="float">
            <text:p>-0.900941744597229</text:p>
          </table:table-cell>
          <table:table-cell table:style-name="ce45" table:formula="of:=ABS( [$Data.D9] - [.E19] ) &lt;= [.$B$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6635576123602" calcext:value-type="float">
            <text:p>1.66635576123602</text:p>
          </table:table-cell>
          <table:table-cell office:value-type="float" office:value="1.84847716779242" calcext:value-type="float">
            <text:p>1.84847716779242</text:p>
          </table:table-cell>
          <table:table-cell/>
          <table:table-cell table:formula="of:=FEEDFORWARDMLP( [.$E$1:.$E$3]; [.$B$19:.$C$24]; [$Data.$B10:$Data.$C10] )" office:value-type="float" office:value="0.900968454207503" calcext:value-type="float">
            <text:p>0.900968454207503</text:p>
          </table:table-cell>
          <table:table-cell table:formula="of:=ABS( [$Data.D10] - [.E20] ) &lt;= [.$B$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6331718346326" calcext:value-type="float">
            <text:p>1.66331718346326</text:p>
          </table:table-cell>
          <table:table-cell office:value-type="float" office:value="1.88573687560556" calcext:value-type="float">
            <text:p>1.88573687560556</text:p>
          </table:table-cell>
          <table:table-cell/>
          <table:table-cell table:formula="of:=FEEDFORWARDMLP( [.$E$1:.$E$3]; [.$B$19:.$C$24]; [$Data.$B11:$Data.$C11] )" office:value-type="float" office:value="0.901008216880559" calcext:value-type="float">
            <text:p>0.901008216880559</text:p>
          </table:table-cell>
          <table:table-cell table:formula="of:=ABS( [$Data.D11] - [.E21] ) &lt;= [.$B$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50266366129387" calcext:value-type="float">
            <text:p>0.950266366129387</text:p>
          </table:table-cell>
          <table:table-cell table:number-columns-repeated="2"/>
          <table:table-cell table:formula="of:=FEEDFORWARDMLP( [.$E$1:.$E$3]; [.$B$19:.$C$24]; [$Data.$B12:$Data.$C12] )" office:value-type="float" office:value="-0.901368050757107" calcext:value-type="float">
            <text:p>-0.901368050757107</text:p>
          </table:table-cell>
          <table:table-cell table:formula="of:=ABS( [$Data.D12] - [.E22] ) &lt;= [.$B$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21404734144135" calcext:value-type="float">
            <text:p>-1.21404734144135</text:p>
          </table:table-cell>
          <table:table-cell table:number-columns-repeated="7"/>
        </table:table-row>
        <table:table-row table:style-name="ro1">
          <table:table-cell table:style-name="ce36"/>
          <table:table-cell table:style-name="ce21" office:value-type="float" office:value="-1.21298201724555" calcext:value-type="float">
            <text:p>-1.21298201724555</text:p>
          </table:table-cell>
          <table:table-cell table:style-name="ce24"/>
          <table:table-cell table:style-name="ce39"/>
          <table:table-cell table:style-name="ce13"/>
          <table:table-cell table:style-name="ce47"/>
          <table:table-cell table:number-columns-repeated="3"/>
        </table:table-row>
        <table:table-row table:style-name="ro1">
          <table:table-cell table:style-name="ce34" office:value-type="string" calcext:value-type="string">
            <text:p>Nuts</text:p>
          </table:table-cell>
          <table:table-cell table:style-name="ce19" office:value-type="float" office:value="0.27335568912641" calcext:value-type="float">
            <text:p>0.27335568912641</text:p>
          </table:table-cell>
          <table:table-cell table:style-name="ce22" office:value-type="float" office:value="0.739629305633772" calcext:value-type="float">
            <text:p>0.739629305633772</text:p>
          </table:table-cell>
          <table:table-cell table:style-name="ce38"/>
          <table:table-cell table:style-name="ce14" table:formula="of:=FEEDFORWARDMLP( [.$E$1:.$E$3]; [.$B$25:.$C$30]; [$Data.$B13:$Data.$C13] )" office:value-type="float" office:value="0.900641245568121" calcext:value-type="float">
            <text:p>0.900641245568121</text:p>
          </table:table-cell>
          <table:table-cell table:style-name="ce45" table:formula="of:=ABS( [$Data.D13] - [.E25] ) &lt;= [.$B$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ce12"/>
          <table:table-cell office:value-type="float" office:value="1.35669801672274" calcext:value-type="float">
            <text:p>1.35669801672274</text:p>
          </table:table-cell>
          <table:table-cell office:value-type="float" office:value="1.57654765396482" calcext:value-type="float">
            <text:p>1.57654765396482</text:p>
          </table:table-cell>
          <table:table-cell/>
          <table:table-cell table:formula="of:=FEEDFORWARDMLP( [.$E$1:.$E$3]; [.$B$25:.$C$30]; [$Data.$B14:$Data.$C14] )" office:value-type="float" office:value="0.913582410855532" calcext:value-type="float">
            <text:p>0.913582410855532</text:p>
          </table:table-cell>
          <table:table-cell table:formula="of:=ABS( [$Data.D14] - [.E26] ) &lt;= [.$B$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ce12"/>
          <table:table-cell office:value-type="float" office:value="-2.08971708058046" calcext:value-type="float">
            <text:p>-2.08971708058046</text:p>
          </table:table-cell>
          <table:table-cell office:value-type="float" office:value="-1.81104318915605" calcext:value-type="float">
            <text:p>-1.81104318915605</text:p>
          </table:table-cell>
          <table:table-cell/>
          <table:table-cell table:formula="of:=FEEDFORWARDMLP( [.$E$1:.$E$3]; [.$B$25:.$C$30]; [$Data.$B15:$Data.$C15] )" office:value-type="float" office:value="0.909364272733175" calcext:value-type="float">
            <text:p>0.909364272733175</text:p>
          </table:table-cell>
          <table:table-cell table:formula="of:=ABS( [$Data.D15] - [.E27] ) &lt;= [.$B$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ce12"/>
          <table:table-cell office:value-type="float" office:value="-0.794751168608704" calcext:value-type="float">
            <text:p>-0.794751168608704</text:p>
          </table:table-cell>
          <table:table-cell table:number-columns-repeated="2"/>
          <table:table-cell table:formula="of:=FEEDFORWARDMLP( [.$E$1:.$E$3]; [.$B$25:.$C$30]; [$Data.$B16:$Data.$C16] )" office:value-type="float" office:value="-0.901345901829606" calcext:value-type="float">
            <text:p>-0.901345901829606</text:p>
          </table:table-cell>
          <table:table-cell table:formula="of:=ABS( [$Data.D16] - [.E28] ) &lt;= [.$B$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ce12"/>
          <table:table-cell office:value-type="float" office:value="-0.74116661098396" calcext:value-type="float">
            <text:p>-0.74116661098396</text:p>
          </table:table-cell>
          <table:table-cell table:number-columns-repeated="2"/>
          <table:table-cell table:formula="of:=FEEDFORWARDMLP( [.$E$1:.$E$3]; [.$B$25:.$C$30]; [$Data.$B17:$Data.$C17] )" office:value-type="float" office:value="-0.924524002824043" calcext:value-type="float">
            <text:p>-0.924524002824043</text:p>
          </table:table-cell>
          <table:table-cell table:formula="of:=ABS( [$Data.D17] - [.E29] ) &lt;= [.$B$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21" office:value-type="float" office:value="1.641047202162" calcext:value-type="float">
            <text:p>1.641047202162</text:p>
          </table:table-cell>
          <table:table-cell table:style-name="ce24"/>
          <table:table-cell table:style-name="ce39"/>
          <table:table-cell table:style-name="ce13" table:formula="of:=FEEDFORWARDMLP( [.$E$1:.$E$3]; [.$B$25:.$C$30]; [$Data.$B18:$Data.$C18] )" office:value-type="float" office:value="-0.930541347070502" calcext:value-type="float">
            <text:p>-0.930541347070502</text:p>
          </table:table-cell>
          <table:table-cell table:style-name="ce47" table:formula="of:=ABS( [$Data.D18] - [.E30] ) &lt;= [.$B$4]" office:value-type="boolean" office:boolean-value="true" calcext:value-type="boolean">
            <text:p>TRUE</text:p>
          </table:table-cell>
          <table:table-cell table:style-name="ce2"/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ce37" office:value-type="string" calcext:value-type="string">
            <text:p>All Match</text:p>
          </table:table-cell>
          <table:table-cell table:style-name="ce2" table:formula="of:=COUNTIF( [.F7:.F30];&quot;=TRUE&quot; )=COUNT( [.F7:.F30] )" office:value-type="boolean" office:boolean-value="true" calcext:value-type="boolean">
            <text:p>TRUE</text:p>
          </table:table-cell>
          <table:table-cell table:style-name="Default" table:number-columns-repeated="3"/>
        </table:table-row>
        <table:table-row table:style-name="ro1" table:number-rows-repeated="8">
          <table:table-cell table:style-name="Default" table:number-columns-repeated="3"/>
          <table:table-cell/>
          <table:table-cell table:style-name="Default" table:number-columns-repeated="5"/>
        </table:table-row>
        <table:table-row table:style-name="ro1">
          <table:table-cell table:style-name="Default"/>
          <table:table-cell table:style-name="ce63" table:number-columns-repeated="2"/>
          <table:table-cell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4">00/00/0000</text:date>, <text:time style:data-style-name="N2" text:time-value="16:21:31.7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4T16:21:34.068000000</meta:creation-date>
    <meta:generator>LibreOffice/7.1.8.1$Windows_X86_64 LibreOffice_project/e1f30c802c3269a1d052614453f260e49458c82c</meta:generator>
    <meta:editing-duration>P0D</meta:editing-duration>
    <meta:editing-cycles>1</meta:editing-cycles>
    <meta:document-statistic meta:table-count="5" meta:cell-count="448" meta:object-count="20"/>
  </office:meta>
</office:document-meta>
</file>

<file path=Basic/NNMacros/LMS.xml><?xml version="1.0" encoding="utf-8"?>
<!DOCTYPE module  PUBLIC '-//OpenOffice.org//DTD OfficeDocument 1.0//EN'  'module.dtd'>
<script:module xmlns:script="http://openoffice.org/2000/script" script:name="LMS" script:language="StarBasic" script:moduleType="normal">REM  *****  BASIC  ****

Function FeedForwardLMS_Implementation( weights2d, inputs2d, inputsRow )
	Dim weightsRow, weightsRowEnd, weightsColumn As Integer
	weightsRow = LBound( weights2d )
	weightsRowEnd = UBound( weights2d )
	weightsColumn = LBound( weights2d, 2 )
	
	Dim inputsColumn As Integer
	inputsColumn = LBound( inputs2d, 2 )
	
	Dim sum As Double
		
	If weightsColumn = UBound( weights2d, 2 ) Then
		If ( weightsRowEnd - weightsRow ) = ( UBound( inputs2d, 2 ) - inputsColumn + 1 ) Then
			REM first weight is bias
			sum = weights2d( weightsRow, weightsColumn )
			
			For weightsRow = weightsRow + 1 To weightsRowEnd
				sum = sum + ( weights2d( weightsRow, weightsColumn ) * inputs2d( inputsRow, inputsColumn ) )
				inputsColumn = inputsColumn + 1
			Next
		End If
	End If
	
	FeedForwardLMS_Implementation = TanH( sum )
End Function


Function LearnLMS( weights, inputs, outputs, maxCount, learningRate, threshold )
	REM convert weights from array of arrays to 2d array for FeedForwardPerceptron
	Dim weights2d
	weights2d = ArrayOfArraysTo2dArray( weights.getDataArray() )
	Dim weights2dRowStart, weights2dRowEnd as Integer
	weights2dRowStart = LBound( weights2d )
	weights2dRowEnd = UBound( weights2d )
	
	
	REM convert inputs from array of arrays to 2d array for FeedForwardPerceptron
	Dim inputs2d
	inputs2d = ArrayOfArraysTo2dArray( inputs.getDataArray() )
	Dim inputs2dRowStart, inputs2dRowEnd as Integer
	inputs2dRowStart = LBound( inputs2d )
	inputs2dRowEnd = UBound( inputs2d )
	
	
	Dim outputData
	outputData = outputs.getDataArray()
	Dim outputStart as Integer
	outputStart = LBound( outputData( LBound( outputData ) ) )
	
	Dim currPattern as Integer
	Dim lmsOutput as Single
	
	Dim weightsColumn as Integer
	weightsColumn = LBound( weights2d, 2 )
	
	Dim count as Long
	For count = 0 To maxCount
		REM Round() requires VBA compatability which appears to change how arrays are declared and / or used
		REM rounding by adding 0.5 and truncating by storing in integer
		currPattern = rnd() * ( inputs2dRowEnd - inputs2dRowStart + 1 ) + 0.5
		currPattern = currPattern - 1 + inputs2dRowStart
		
		lmsOutput = FeedForwardLMS_Implementation( weights2d, inputs2d, currPattern )
		If Abs( outputData( currPattern )( outputStart ) - lmsOutput ) &gt; threshold Then
			Dim inputMultiplier as Single
			inputMultiplier = learningRate * ( outputData( currPattern )( outputStart ) - lmsOutput ) * ( 1 - lmsOutput * lmsOutput )
			
			Dim weightsRow as Integer
			weightsRow = weights2dRowStart
			weights2d( weightsRow, weightsColumn ) = weights2d( weightsRow, weightsColumn ) + inputMultiplier
			For weightsRow = weights2dRowStart + 1 to weights2dRowEnd
				weights2d( weightsRow, weightsColumn ) = weights2d( weightsRow, weightsColumn ) + ( inputMultiplier * inputs2d( currPattern, weightsRow - 1 ) )
			Next
		End If
		
		Dim done as Boolean
		done = true
		
		Dim i as Integer
		For i = inputs2dRowStart To inputs2dRowEnd
			lmsOutput = FeedForwardLMS_Implementation( weights2d, inputs2d, i )
			If Abs( outputData( i )( outputStart ) - lmsOutput ) &gt; threshold Then
				done = false
				Exit For
			End If
		Next
		
		If done Then
			Exit For
		End If
	Next
	
	weights.setDataArray( weights2d )
End Function

Function TrainLMS_Implementation()
	Dim activeSheet
	activeSheet = ThisComponent.CurrentController.ActiveSheet
	
	Dim dataSheet
	dataSheet = ThisComponent.Sheets.getByName("data")
	
	Dim maxCount as Long
	maxCount = activeSheet.getCellRangeByName( "B1" ).getValue()
	
	Dim learningRate as Single
	learningRate = activeSheet.getCellRangeByName( "B2" ).getValue()
	
	Dim threshold as Single
	threshold = activeSheet.getCellRangeByName( "B3" ).getValue()
	
	LearnLMS( activeSheet.getCellRangeByName( "B6:B8" ),	dataSheet.getCellRangeByName( "B1:C4" ),	dataSheet.getCellRangeByName( "D1:D4" ),	maxCount, learningRate, threshold )		REM and
	LearnLMS( activeSheet.getCellRangeByName( "B10:B12" ),	dataSheet.getCellRangeByName( "B5:C8" ),	dataSheet.getCellRangeByName( "D5:D8" ),	maxCount, learningRate, threshold )		REM or
	LearnLMS( activeSheet.getCellRangeByName( "B14:B16" ),	dataSheet.getCellRangeByName( "B9:C12" ),	dataSheet.getCellRangeByName( "D9:D12" ),	maxCount, learningRate, threshold )		REM xor
	LearnLMS( activeSheet.getCellRangeByName( "B18:B20" ),	dataSheet.getCellRangeByName( "B13:C18" ),	dataSheet.getCellRangeByName( "D13:D18" ),	maxCount, learningRate, threshold )		REM nuts
End Function

</script:module>
</file>

<file path=Basic/NNMacros/Perceptron.xml><?xml version="1.0" encoding="utf-8"?>
<!DOCTYPE module  PUBLIC '-//OpenOffice.org//DTD OfficeDocument 1.0//EN'  'module.dtd'>
<script:module xmlns:script="http://openoffice.org/2000/script" script:name="Perceptron" script:language="StarBasic" script:moduleType="normal">REM  *****  BASIC  ****

Function FeedForwardPerceptron_Implementation( weights2d, inputs2d, inputsRow )
	Dim weightsRow, weightsRowEnd, weightsColumn As Integer
	weightsRow = LBound( weights2d )
	weightsRowEnd = UBound( weights2d )
	weightsColumn = LBound( weights2d, 2 )
	
	Dim inputsColumn As Integer
	inputsColumn = LBound( inputs2d, 2 )
	
	Dim sum As Double
		
	If weightsColumn = UBound( weights2d, 2 ) Then
		If ( weightsRowEnd - weightsRow ) = ( UBound( inputs2d, 2 ) - inputsColumn + 1 ) Then
			REM first weight is bias
			sum = weights2d( weightsRow, weightsColumn )
			
			For weightsRow = weightsRow + 1 To weightsRowEnd
				sum = sum + ( weights2d( weightsRow, weightsColumn ) * inputs2d( inputsRow, inputsColumn ) )
				inputsColumn = inputsColumn + 1
			Next
		End If
	End If
	
	If sum &gt; 0 Then
		FeedForwardPerceptron_Implementation = 1
	Else
		FeedForwardPerceptron_Implementation = -1
	End If
End Function


Function LearnPerceptron( weights, inputs, outputs, maxCount, learningRate )
	REM convert weights from array of arrays to 2d array for FeedForwardPerceptron
	Dim weights2d
	weights2d = ArrayOfArraysTo2dArray( weights.getDataArray() )
	Dim weights2dRowStart, weights2dRowEnd as Integer
	weights2dRowStart = LBound( weights2d )
	weights2dRowEnd = UBound( weights2d )
	
	
	REM convert inputs from array of arrays to 2d array for FeedForwardPerceptron
	Dim inputs2d
	inputs2d = ArrayOfArraysTo2dArray( inputs.getDataArray() )
	Dim inputs2dRowStart, inputs2dRowEnd as Integer
	inputs2dRowStart = LBound( inputs2d )
	inputs2dRowEnd = UBound( inputs2d )
	
	
	Dim outputData
	outputData = outputs.getDataArray()
	Dim outputStart as Integer
	outputStart = LBound( outputData( LBound( outputData ) ) )
	
	Dim currPattern as Integer
	Dim perceptronOutput as Integer
	
	Dim weightsColumn as Integer
	weightsColumn = LBound( weights2d, 2 )
	
	Dim count as Long
	For count = 0 To maxCount
		REM Round() requires VBA compatability which appears to change how arrays are declared and / or used
		REM rounding by adding 0.5 and truncating by storing in integer
		currPattern = rnd() * ( inputs2dRowEnd - inputs2dRowStart + 1 ) + 0.5
		currPattern = currPattern - 1 + inputs2dRowStart
		
		perceptronOutput = FeedForwardPerceptron_Implementation( weights2d, inputs2d, currPattern )
		If NOT ( perceptronOutput = outputData( currPattern )( outputStart ) ) Then
			Dim inputMultiplier as Single
			inputMultiplier = learningRate * ( outputData( currPattern )( outputStart ) - perceptronOutput )
			
			Dim weightsRow as Integer
			weightsRow = weights2dRowStart
			weights2d( weightsRow, weightsColumn ) = weights2d( weightsRow, weightsColumn ) + inputMultiplier
			For weightsRow = weights2dRowStart + 1 to weights2dRowEnd
				weights2d( weightsRow, weightsColumn ) = weights2d( weightsRow, weightsColumn ) + ( inputMultiplier * inputs2d( currPattern, weightsRow - 1 ) )
			Next
		End If
		
		Dim done as Boolean
		done = true
		
		Dim i as Integer
		For i = inputs2dRowStart To inputs2dRowEnd
			perceptronOutput = FeedForwardPerceptron_Implementation( weights2d, inputs2d, i )
			If NOT ( perceptronOutput = outputData( i )( outputStart ) ) Then
				done = false
				Exit For
			End If
		Next
		
		If done Then
			Exit For
		End If
	Next
	
	weights.setDataArray( weights2d )
End Function

Function TrainPerceptron_Implementation()
	Dim activeSheet
	activeSheet = ThisComponent.CurrentController.ActiveSheet
	
	Dim dataSheet
	dataSheet = ThisComponent.Sheets.getByName("data")
	
	Dim maxCount as Long
	maxCount = activeSheet.getCellRangeByName( "B1" ).getValue()
	
	Dim learningRate as Single
	learningRate = activeSheet.getCellRangeByName( "B2" ).getValue()
	
	LearnPerceptron( activeSheet.getCellRangeByName( "B6:B8" ),		dataSheet.getCellRangeByName( "B1:C4" ),	dataSheet.getCellRangeByName( "D1:D4" ),	maxCount, learningRate )		REM and
	LearnPerceptron( activeSheet.getCellRangeByName( "B10:B12" ),	dataSheet.getCellRangeByName( "B5:C8" ),	dataSheet.getCellRangeByName( "D5:D8" ),	maxCount, learningRate )		REM or
	LearnPerceptron( activeSheet.getCellRangeByName( "B14:B16" ),	dataSheet.getCellRangeByName( "B9:C12" ),	dataSheet.getCellRangeByName( "D9:D12" ),	maxCount, learningRate )		REM xor
	LearnPerceptron( activeSheet.getCellRangeByName( "B18:B20" ),	dataSheet.getCellRangeByName( "B13:C18" ),	dataSheet.getCellRangeByName( "D13:D18" ),	maxCount, learningRate )		REM nuts
End Function

</script:module>
</file>

<file path=Basic/NNMacros/RBF.xml><?xml version="1.0" encoding="utf-8"?>
<!DOCTYPE module  PUBLIC '-//OpenOffice.org//DTD OfficeDocument 1.0//EN'  'module.dtd'>
<script:module xmlns:script="http://openoffice.org/2000/script" script:name="RBF" script:language="StarBasic" script:moduleType="normal">REM  *****  BASIC  ****

Function CalculateRBFInput_Implementation( inputs2d, centres2d )
	Dim i as Integer
	Dim sqrDist, result as Single
	
	result = 0
	For i = LBound( inputs2d, 2 ) To UBound( inputs2d, 2 )
		sqrDist = inputs2d( LBound( inputs2d ), i ) - centres2d( LBound( centres2d ), i )
		sqrDist = sqrDist * sqrDist
		result = result + sqrDist
	Next
	
	CalculateRBFInput_Implementation = Exp( -result )
End Function



Function TrainRBF_Implementation()
	Dim activeSheet
	activeSheet = ThisComponent.CurrentController.ActiveSheet
	
	Dim dataSheet
	dataSheet = ThisComponent.Sheets.getByName("data")
	
	Dim maxCount as Long
	maxCount = activeSheet.getCellRangeByName( "B1" ).getValue()
	
	Dim learningRate as Single
	learningRate = activeSheet.getCellRangeByName( "B2" ).getValue()
	
	Dim threshold as Single
	threshold = activeSheet.getCellRangeByName( "B3" ).getValue()
	
	LearnLMS( activeSheet.getCellRangeByName( "B6:B8" ),	activeSheet.getCellRangeByName( "E6:F9" ),		dataSheet.getCellRangeByName( "D1:D4" ),	maxCount, learningRate, threshold )		REM and
	LearnLMS( activeSheet.getCellRangeByName( "B10:B12" ),	activeSheet.getCellRangeByName( "E10:F13" ),	dataSheet.getCellRangeByName( "D5:D8" ),	maxCount, learningRate, threshold )		REM or
	LearnLMS( activeSheet.getCellRangeByName( "B14:B16" ),	activeSheet.getCellRangeByName( "E14:F17" ),	dataSheet.getCellRangeByName( "D9:D12" ),	maxCount, learningRate, threshold )		REM xor
	LearnLMS( activeSheet.getCellRangeByName( "B18:B20" ),	activeSheet.getCellRangeByName( "E18:F23" ),	dataSheet.getCellRangeByName( "D13:D18" ),	maxCount, learningRate, threshold )		REM nuts
End Function

</script:module>
</file>

<file path=Basic/NNMacros/Shared.xml><?xml version="1.0" encoding="utf-8"?>
<!DOCTYPE module  PUBLIC '-//OpenOffice.org//DTD OfficeDocument 1.0//EN'  'module.dtd'>
<script:module xmlns:script="http://openoffice.org/2000/script" script:name="Shared" script:language="StarBasic" script:moduleType="normal">REM  *****  BASIC  *****

Function ArrayOfArraysTo2dArray( arrayOfArrays )
	Dim arrayRowStart, arrayRowEnd as Integer
	arrayRowStart = LBound( arrayOfArrays )
	arrayRowEnd = UBound( arrayOfArrays )
	
	Dim array2d( arrayRowEnd - arrayRowStart, UBound( arrayOfArrays( arrayRowStart ) ) - LBound( arrayOfArrays( arrayRowStart ) ) )
	
	Dim row, column as Integer
	For row = arrayRowStart To arrayRowEnd
		arrayOfArraysRow = arrayOfArrays( row )
		For column = LBound( arrayOfArraysRow ) To UBound( arrayOfArraysRow )
			array2d( row, column ) = arrayOfArraysRow( column )
		Next
	Next
	
	ArrayOfArraysTo2dArray = array2d
End Function


Function RandomiseWeights_Implementation()
	Dim activeSheet
	activeSheet = ThisComponent.CurrentController.ActiveSheet
	
	RandomiseWeights( activeSheet.getCellRangeByName( "B6:B8" ) )		REM and
	RandomiseWeights( activeSheet.getCellRangeByName( "B10:B12" ) )		REM or
	RandomiseWeights( activeSheet.getCellRangeByName( "B14:B16" ) )		REM xor
	RandomiseWeights( activeSheet.getCellRangeByName( "B18:B20" ) )		REM nuts
End Function

Function RandomiseWeightsMLP_Implementation()
	Dim activeSheet
	activeSheet = ThisComponent.CurrentController.ActiveSheet
	
	RandomiseWeights( activeSheet.getCellRangeByName( "B7:B12" ) )		REM and input layer to hidden layer
	RandomiseWeights( activeSheet.getCellRangeByName( "C7:C9" ) )		REM and hidden layer to output layer
	RandomiseWeights( activeSheet.getCellRangeByName( "B13:B18" ) )		REM or input layer to hidden layer
	RandomiseWeights( activeSheet.getCellRangeByName( "C13:C15" ) )		REM or hidden layer to output layer
	RandomiseWeights( activeSheet.getCellRangeByName( "B19:B24" ) )		REM xor input layer to hidden layer
	RandomiseWeights( activeSheet.getCellRangeByName( "C19:C21" ) )		REM xor hidden layer to output layer
	RandomiseWeights( activeSheet.getCellRangeByName( "B25:B30" ) )		REM nuts input layer to hidden layer
	RandomiseWeights( activeSheet.getCellRangeByName( "C25:C27" ) )		REM nuts hidden layer to output layer
End Function

Function RandomiseWeights( weights )
	Dim weightsData
	Dim weightsDataRow
	weightsData = weights.getDataArray()
	
	Dim row, column as Integer
	For row = LBound( weightsData ) To UBound( weightsData )
	
		weightsDataRow = weightsData( row )
		For column = LBound( weightsDataRow ) To UBound( weightsDataRow )
			weightsDataRow( column ) = ( rnd() * 2 ) - 1
		Next
		
	Next
	
	weights.setDataArray( weightsData )
End Function


Function TanH( theta )
	Dim result as Single
	result = Exp( 2 * theta )
	result = ( result - 1 ) / ( result + 1 )
	TanH = result
End Function

</script:module>
</file>

<file path=Basic/NNMacros/script-lb.xml><?xml version="1.0" encoding="utf-8"?>
<!DOCTYPE library  PUBLIC '-//OpenOffice.org//DTD OfficeDocument 1.0//EN'  'library.dtd'>
<library:library xmlns:library="http://openoffice.org/2000/library" library:name="NNMacros" library:readonly="false" library:passwordprotected="false">
  <library:element library:name="Perceptron"/>
  <library:element library:name="Shared"/>
  <library:element library:name="LMS"/>
  <library:element library:name="RBF"/>
</library:library>
</file>

<file path=Basic/Standard/CalcFunctions.xml><?xml version="1.0" encoding="utf-8"?>
<!DOCTYPE module  PUBLIC '-//OpenOffice.org//DTD OfficeDocument 1.0//EN'  'module.dtd'>
<script:module xmlns:script="http://openoffice.org/2000/script" script:name="CalcFunctions" script:language="StarBasic" script:moduleType="normal">REM  *****  BASIC  *****

Function FeedForwardPerceptron( weights2d, inputs2d, inputsRow )
	LoadNNMacros()
	FeedForwardPerceptron = FeedForwardPerceptron_Implementation( weights2d, inputs2d, inputsRow )
End Function

Function TrainPerceptron()
	LoadNNMacros()
	TrainPerceptron = TrainPerceptron_Implementation()
End Function


Function FeedForwardLMS( weights2d, inputs2d, inputsRow )
	LoadNNMacros()
	FeedForwardLMS = FeedForwardLMS_Implementation( weights2d, inputs2d, inputsRow )
End Function

Function TrainLMS()
	LoadNNMacros()
	TrainLMS = TrainLMS_Implementation()
End Function


Function CalculateRBFInput( inputs2d, centres2d )
	LoadNNMacros()
	CalculateRBFInput = CalculateRBFInput_Implementation( inputs2d, centres2d )
End Function

Function TrainRBF()
	LoadNNMacros()
	TrainRBF = TrainRBF_Implementation()
End Function


Function RandomiseWeights()
	LoadNNMacros()
	RandomiseWeights = RandomiseWeights_Implementation()
End Function

Function RandomiseWeightsMLP()
	LoadNNMacros()
	RandomiseWeightsMLP = RandomiseWeightsMLP_Implementation()
End Function


Function FeedForwardMLP( layerNeuronCount, weights2d, inputs2d )
	Dim script As Object
	script = GetPythonScript( "NNMacros/MLP.py$lo_feedForwardMLP", "user" )
	FeedForwardMLP = script.invoke( Array( layerNeuronCount, weights2d, inputs2d ), Array(), Array() )
End Function

Function TrainMLP()
	LoadNNMacros()
	
	Dim activeSheet
	activeSheet = ThisComponent.CurrentController.ActiveSheet
	
	Dim dataSheet
	dataSheet = ThisComponent.Sheets.getByName("data")
	
	Dim maxCount as Long
	maxCount = activeSheet.getCellRangeByName( "B1" ).getValue()
	
	Dim learningRate as Single
	learningRate = activeSheet.getCellRangeByName( "B2" ).getValue()
	
	Dim decay as Single
	decay = activeSheet.getCellRangeByName( "B3" ).getValue()
	
	Dim threshold as Single
	threshold = activeSheet.getCellRangeByName( "B4" ).getValue()
	
	Dim layerNeuronCount
	layerNeuronCount = ArrayOfArraysTo2dArray( activeSheet.getCellRangeByName( "E1:E3" ).getDataArray() )
	
	Dim weights, inputs, outputs
	
	Dim script As Object
	script = GetPythonScript( "NNMacros/MLP.py$lo_learnMLP", "user" )
	
	weights = activeSheet.getCellRangeByName( "B7:C12" )
	inputs	= ArrayOfArraysTo2dArray( dataSheet.getCellRangeByName( "B1:C4" ).getDataArray() )
	outputs	= ArrayOfArraysTo2dArray( dataSheet.getCellRangeByName( "D1:D4" ).getDataArray() )
	weights.setDataArray( script.invoke( Array( layerNeuronCount, ArrayOfArraysTo2dArray( weights.getDataArray() ), inputs, outputs, maxCount, learningRate, decay, threshold ), Array(), Array() ) )	REM and

	weights = activeSheet.getCellRangeByName( "B13:C18" )
	inputs	= ArrayOfArraysTo2dArray( dataSheet.getCellRangeByName( "B5:C8" ).getDataArray() )
	outputs	= ArrayOfArraysTo2dArray( dataSheet.getCellRangeByName( "D5:D8" ).getDataArray() )
	weights.setDataArray( script.invoke( Array( layerNeuronCount, ArrayOfArraysTo2dArray( weights.getDataArray() ), inputs, outputs, maxCount, learningRate, decay, threshold ), Array(), Array() ) )	REM or
	
	weights = activeSheet.getCellRangeByName( "B19:C24" )
	inputs	= ArrayOfArraysTo2dArray( dataSheet.getCellRangeByName( "B9:C12" ).getDataArray() )
	outputs	= ArrayOfArraysTo2dArray( dataSheet.getCellRangeByName( "D9:D12" ).getDataArray() )
	weights.setDataArray( script.invoke( Array( layerNeuronCount, ArrayOfArraysTo2dArray( weights.getDataArray() ), inputs, outputs, maxCount, learningRate, decay, threshold ), Array(), Array() ) )	REM xor
	
	weights = activeSheet.getCellRangeByName( "B25:C30" )
	inputs	= ArrayOfArraysTo2dArray( dataSheet.getCellRangeByName( "B13:C18" ).getDataArray() )
	outputs	= ArrayOfArraysTo2dArray( dataSheet.getCellRangeByName( "D13:D18" ).getDataArray() )
	weights.setDataArray( script.invoke( Array( layerNeuronCount, ArrayOfArraysTo2dArray( weights.getDataArray() ), inputs, outputs, maxCount, learningRate, decay, threshold ), Array(), Array() ) )	REM nuts
End Function


Function LoadNNMacros()
	If NOT BasicLibraries.isLibraryLoaded("NNMacros") Then
		BasicLibraries.LoadLibrary("NNMacros")
	End If
End Function

'https://help.libreoffice.org/6.4/en-US/text/sbasic/guide/basic_2_python.html'
'wouldn't work with _Optional location for some reason'
Public Function GetPythonScript(macro As String, location As String) As com.sun.star.script.provider.Xscript
	''' Grab Python script object before execution
	' Arguments:
	'    macro   : as "library/module.py$macro" or "module.py$macro"
	'    location: as "document", "share", "user" or ENUM(eration)
	' Result:
	'    located com.sun.star.script.provider.XScript UNO service'''
	If IsMissing(location) Then location = "user"
	Dim mspf As Object ' com.sun.star.script.provider.MasterScriptProviderFactory
	Dim sp As Object ' com.sun.star.script.provider.XScriptProvider compatible
	Dim uri As String
	If location="document" Then
		sp = ThisComponent.getScriptProvider()
	Else
		mspf = CreateUNOService("com.sun.star.script.provider.MasterScriptProviderFactory")
		sp = mspf.createScriptProvider("")
	End If
	uri = "vnd.sun.star.script:"&amp; macro &amp;"?language=Python&amp;location="&amp; location
	GetPythonScript = sp.getScript(uri)
End Function ' GetPythonScript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lcFunction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NNMacros" library:link="false"/>
</library:libraries>
</file>

<file path=Dialogs/NNMacros/dialog-lb.xml><?xml version="1.0" encoding="utf-8"?>
<!DOCTYPE library  PUBLIC '-//OpenOffice.org//DTD OfficeDocument 1.0//EN'  'library.dtd'>
<library:library xmlns:library="http://openoffice.org/2000/library" library:name="NNMacros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NNMacros" library:link="false"/>
</library:libraries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svg:stroke-opacity="0%" draw:fill-color="#004586" draw:opacity="0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001cm" svg:height="6.001cm" xlink:href=".." xlink:type="simple" chart:class="chart:scatter" chart:style-name="ch1">
        <chart:title svg:x="5.533cm" svg:y="0.256cm" chart:style-name="ch2">
          <text:p>And</text:p>
        </chart:title>
        <chart:legend chart:legend-position="end" svg:x="9.175cm" svg:y="2.203cm" style:legend-expansion="high" chart:style-name="ch3"/>
        <chart:plot-area chart:style-name="ch4" table:cell-range-address="Data.B1:Data.C3 Data.D1:Data.D1 Data.C4:Data.D4 Perceptron.G5:Perceptron.G5 Perceptron.H6:Perceptron.H7" chart:data-source-has-labels="row" svg:x="0.24cm" svg:y="1.155cm" svg:width="8.695cm" svg:height="4.726cm">
          <chart:coordinate-region svg:x="0.531cm" svg:y="1.354cm" svg:width="8.164cm" svg:height="4.32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ata.C1:Data.C3" chart:label-cell-address="Data.D1:Data.D1" chart:class="chart:scatter">
            <chart:domain table:cell-range-address="Data.B1:Data.B3"/>
            <chart:data-point chart:repeated="3"/>
          </chart:series>
          <chart:series chart:style-name="ch9" chart:values-cell-range-address="Data.C4:Data.C4" chart:label-cell-address="Data.D4:Data.D4" chart:class="chart:scatter">
            <chart:domain table:cell-range-address="Data.B4:Data.B4"/>
            <chart:data-point/>
          </chart:series>
          <chart:series chart:style-name="ch10" chart:values-cell-range-address="Perceptron.H6:Perceptron.H7" chart:label-cell-address="Perceptron.G5:Perceptron.G5" chart:class="chart:scatter">
            <chart:domain table:cell-range-address="Perceptron.G6:Perceptron.G7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-1</text:p>
                <draw:g>
                  <svg:desc>Data.D1:Data.D1</svg:desc>
                </draw:g>
              </table:table-cell>
              <table:table-cell office:value-type="string">
                <text:p/>
              </table:table-cell>
              <table:table-cell office:value-type="string">
                <text:p>1</text:p>
                <draw:g>
                  <svg:desc>Data.D4:Data.D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Separator</text:p>
                <draw:g>
                  <svg:desc>Perceptron.G5:Perceptron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ata.B1:Data.B3</svg:desc>
                </draw:g>
              </table:table-cell>
              <table:table-cell office:value-type="float" office:value="-1">
                <text:p>-1</text:p>
                <draw:g>
                  <svg:desc>Data.C1:Data.C3</svg:desc>
                </draw:g>
              </table:table-cell>
              <table:table-cell office:value-type="float" office:value="1">
                <text:p>1</text:p>
                <draw:g>
                  <svg:desc>Data.B4:Data.B4</svg:desc>
                </draw:g>
              </table:table-cell>
              <table:table-cell office:value-type="float" office:value="1">
                <text:p>1</text:p>
                <draw:g>
                  <svg:desc>Data.C4:Data.C4</svg:desc>
                </draw:g>
              </table:table-cell>
              <table:table-cell office:value-type="float" office:value="1.5">
                <text:p>1.5</text:p>
                <draw:g>
                  <svg:desc>Perceptron.G6:Perceptron.G7</svg:desc>
                </draw:g>
              </table:table-cell>
              <table:table-cell office:value-type="float" office:value="-0.0139519467165963">
                <text:p>-0.0139519467165963</text:p>
                <draw:g>
                  <svg:desc>Perceptron.H6:Perceptron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">
                <text:p>-1.5</text:p>
              </table:table-cell>
              <table:table-cell office:value-type="float" office:value="1.65364752232764">
                <text:p>1.653647522327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_64 LibreOffice_project/e1f30c802c3269a1d052614453f260e49458c82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svg:stroke-opacity="0%" draw:fill-color="#004586" draw:opacity="0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01cm" svg:height="6.001cm" xlink:href=".." xlink:type="simple" chart:class="chart:scatter" chart:style-name="ch1">
        <chart:title svg:x="5.665cm" svg:y="0.256cm" chart:style-name="ch2">
          <text:p>Or</text:p>
        </chart:title>
        <chart:legend chart:legend-position="end" svg:x="9.017cm" svg:y="1.705cm" style:legend-expansion="high" chart:style-name="ch3"/>
        <chart:plot-area chart:style-name="ch4" table:cell-range-address="RBF.E11:RBF.F13 RBF.D1:RBF.D2 RBF.F10:RBF.F10 Data.F1:Data.F2 Data.C5:Data.C8 RBF.K5:RBF.K5 RBF.L10:RBF.L11" chart:data-source-has-labels="row" svg:x="0.24cm" svg:y="1.155cm" svg:width="8.537cm" svg:height="4.726cm">
          <chart:coordinate-region svg:x="0.531cm" svg:y="1.354cm" svg:width="8.006cm" svg:height="4.32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BF.F11:RBF.F13" chart:label-cell-address="RBF.D1:RBF.D1" chart:class="chart:scatter">
            <chart:domain table:cell-range-address="RBF.E11:RBF.E13"/>
            <chart:data-point chart:repeated="3"/>
          </chart:series>
          <chart:series chart:style-name="ch9" chart:values-cell-range-address="RBF.F10:RBF.F10" chart:label-cell-address="RBF.D2:RBF.D2" chart:class="chart:scatter">
            <chart:domain table:cell-range-address="RBF.E10:RBF.E10"/>
            <chart:data-point/>
          </chart:series>
          <chart:series chart:style-name="ch10" chart:values-cell-range-address="Data.C6:Data.C8" chart:label-cell-address="Data.F1:Data.F1" chart:class="chart:scatter">
            <chart:domain table:cell-range-address="Data.B6:Data.B8"/>
            <chart:data-point chart:repeated="3"/>
          </chart:series>
          <chart:series chart:style-name="ch11" chart:values-cell-range-address="Data.C5:Data.C5" chart:label-cell-address="Data.F2:Data.F2" chart:class="chart:scatter">
            <chart:domain table:cell-range-address="Data.B5:Data.B5"/>
            <chart:data-point/>
          </chart:series>
          <chart:series chart:style-name="ch12" chart:values-cell-range-address="RBF.L10:RBF.L11" chart:label-cell-address="RBF.K5:RBF.K5" chart:class="chart:scatter">
            <chart:domain table:cell-range-address="RBF.K10:RBF.K11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RBF True</text:p>
                <draw:g>
                  <svg:desc>RBF.D1:RBF.D1</svg:desc>
                </draw:g>
              </table:table-cell>
              <table:table-cell office:value-type="string">
                <text:p/>
              </table:table-cell>
              <table:table-cell office:value-type="string">
                <text:p>RBF False</text:p>
                <draw:g>
                  <svg:desc>RBF.D2:RBF.D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True</text:p>
                <draw:g>
                  <svg:desc>Data.F1:Data.F1</svg:desc>
                </draw:g>
              </table:table-cell>
              <table:table-cell office:value-type="string">
                <text:p/>
              </table:table-cell>
              <table:table-cell office:value-type="string">
                <text:p>False</text:p>
                <draw:g>
                  <svg:desc>Data.F2:Data.F2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Separator</text:p>
                <draw:g>
                  <svg:desc>RBF.K5:RBF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83156388887342">
                <text:p>0.0183156388887342</text:p>
                <draw:g>
                  <svg:desc>RBF.E11:RBF.E13</svg:desc>
                </draw:g>
              </table:table-cell>
              <table:table-cell office:value-type="float" office:value="0.0183156388887342">
                <text:p>0.0183156388887342</text:p>
                <draw:g>
                  <svg:desc>RBF.F11:RBF.F13</svg:desc>
                </draw:g>
              </table:table-cell>
              <table:table-cell office:value-type="float" office:value="1">
                <text:p>1</text:p>
                <draw:g>
                  <svg:desc>RBF.E10:RBF.E10</svg:desc>
                </draw:g>
              </table:table-cell>
              <table:table-cell office:value-type="float" office:value="1">
                <text:p>1</text:p>
                <draw:g>
                  <svg:desc>RBF.F10:RBF.F10</svg:desc>
                </draw:g>
              </table:table-cell>
              <table:table-cell office:value-type="float" office:value="1">
                <text:p>1</text:p>
                <draw:g>
                  <svg:desc>Data.B6:Data.B8</svg:desc>
                </draw:g>
              </table:table-cell>
              <table:table-cell office:value-type="float" office:value="-1">
                <text:p>-1</text:p>
                <draw:g>
                  <svg:desc>Data.C6:Data.C8</svg:desc>
                </draw:g>
              </table:table-cell>
              <table:table-cell office:value-type="float" office:value="-1">
                <text:p>-1</text:p>
                <draw:g>
                  <svg:desc>Data.B5:Data.B5</svg:desc>
                </draw:g>
              </table:table-cell>
              <table:table-cell office:value-type="float" office:value="-1">
                <text:p>-1</text:p>
                <draw:g>
                  <svg:desc>Data.C5:Data.C5</svg:desc>
                </draw:g>
              </table:table-cell>
              <table:table-cell office:value-type="float" office:value="1.5">
                <text:p>1.5</text:p>
                <draw:g>
                  <svg:desc>RBF.K10:RBF.K11</svg:desc>
                </draw:g>
              </table:table-cell>
              <table:table-cell office:value-type="float" office:value="-0.181978247564276">
                <text:p>-0.181978247564276</text:p>
                <draw:g>
                  <svg:desc>RBF.L10:RBF.L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3156388887342">
                <text:p>0.0183156388887342</text:p>
              </table:table-cell>
              <table:table-cell office:value-type="float" office:value="0.0183156388887342">
                <text:p>0.0183156388887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">
                <text:p>-1.5</text:p>
              </table:table-cell>
              <table:table-cell office:value-type="float" office:value="1.90342971144997">
                <text:p>1.90342971144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35462627902512">
                <text:p>0.000335462627902512</text:p>
              </table:table-cell>
              <table:table-cell office:value-type="float" office:value="0.000335462627902512">
                <text:p>0.000335462627902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_64 LibreOffice_project/e1f30c802c3269a1d052614453f260e49458c82c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svg:stroke-opacity="0%" draw:fill-color="#7e0021" draw:opacity="0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svg:stroke-opacity="0%" draw:fill-color="#004586" draw:opacity="0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01cm" svg:height="6.001cm" xlink:href=".." xlink:type="simple" chart:class="chart:scatter" chart:style-name="ch1">
        <chart:title svg:x="5.573cm" svg:y="0.256cm" chart:style-name="ch2">
          <text:p>Xor</text:p>
        </chart:title>
        <chart:legend chart:legend-position="end" svg:x="9.017cm" svg:y="1.705cm" style:legend-expansion="high" chart:style-name="ch3"/>
        <chart:plot-area chart:style-name="ch4" table:cell-range-address="RBF.E15:RBF.F16 RBF.D1:RBF.D2 RBF.F14:RBF.F14 RBF.F17:RBF.F17 Data.F1:Data.F2 Data.C9:Data.C12 RBF.K5:RBF.K5 RBF.L14:RBF.L15" chart:data-source-has-labels="row" svg:x="0.24cm" svg:y="1.155cm" svg:width="8.537cm" svg:height="4.726cm">
          <chart:coordinate-region svg:x="0.531cm" svg:y="1.354cm" svg:width="8.006cm" svg:height="4.32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BF.F15:RBF.F16" chart:label-cell-address="RBF.D1:RBF.D1" chart:class="chart:scatter">
            <chart:domain table:cell-range-address="RBF.E15:RBF.E16"/>
            <chart:data-point chart:repeated="2"/>
          </chart:series>
          <chart:series chart:style-name="ch9" chart:values-cell-range-address="RBF.F14:RBF.F14 RBF.F17:RBF.F17" chart:label-cell-address="RBF.D2:RBF.D2" chart:class="chart:scatter">
            <chart:domain table:cell-range-address="RBF.E14:RBF.E14 RBF.E17:RBF.E17"/>
            <chart:data-point chart:repeated="2"/>
          </chart:series>
          <chart:series chart:style-name="ch10" chart:values-cell-range-address="Data.C10:Data.C11" chart:label-cell-address="Data.F1:Data.F1" chart:class="chart:scatter">
            <chart:domain table:cell-range-address="Data.B10:Data.B11"/>
            <chart:data-point chart:repeated="2"/>
          </chart:series>
          <chart:series chart:style-name="ch11" chart:values-cell-range-address="Data.C9:Data.C9 Data.C12:Data.C12" chart:label-cell-address="Data.F2:Data.F2" chart:class="chart:scatter">
            <chart:domain table:cell-range-address="Data.B9:Data.B9 Data.B12:Data.B12"/>
            <chart:data-point chart:repeated="2"/>
          </chart:series>
          <chart:series chart:style-name="ch12" chart:values-cell-range-address="RBF.L14:RBF.L15" chart:label-cell-address="RBF.K5:RBF.K5" chart:class="chart:scatter">
            <chart:domain table:cell-range-address="RBF.K14:RBF.K15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RBF True</text:p>
                <draw:g>
                  <svg:desc>RBF.D1:RBF.D1</svg:desc>
                </draw:g>
              </table:table-cell>
              <table:table-cell office:value-type="string">
                <text:p/>
              </table:table-cell>
              <table:table-cell office:value-type="string">
                <text:p>RBF False</text:p>
                <draw:g>
                  <svg:desc>RBF.D2:RBF.D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True</text:p>
                <draw:g>
                  <svg:desc>Data.F1:Data.F1</svg:desc>
                </draw:g>
              </table:table-cell>
              <table:table-cell office:value-type="string">
                <text:p/>
              </table:table-cell>
              <table:table-cell office:value-type="string">
                <text:p>False</text:p>
                <draw:g>
                  <svg:desc>Data.F2:Data.F2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Separator</text:p>
                <draw:g>
                  <svg:desc>RBF.K5:RBF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83156388887342">
                <text:p>0.0183156388887342</text:p>
                <draw:g>
                  <svg:desc>RBF.E15:RBF.E16</svg:desc>
                </draw:g>
              </table:table-cell>
              <table:table-cell office:value-type="float" office:value="0.0183156388887342">
                <text:p>0.0183156388887342</text:p>
                <draw:g>
                  <svg:desc>RBF.F15:RBF.F16</svg:desc>
                </draw:g>
              </table:table-cell>
              <table:table-cell office:value-type="float" office:value="1">
                <text:p>1</text:p>
                <draw:g>
                  <svg:desc>RBF.E14:RBF.E14 RBF.E17:RBF.E17</svg:desc>
                </draw:g>
              </table:table-cell>
              <table:table-cell office:value-type="float" office:value="0.000335462627902512">
                <text:p>0.000335462627902512</text:p>
                <draw:g>
                  <svg:desc>RBF.F14:RBF.F14 RBF.F17:RBF.F17</svg:desc>
                </draw:g>
              </table:table-cell>
              <table:table-cell office:value-type="float" office:value="1">
                <text:p>1</text:p>
                <draw:g>
                  <svg:desc>Data.B10:Data.B11</svg:desc>
                </draw:g>
              </table:table-cell>
              <table:table-cell office:value-type="float" office:value="-1">
                <text:p>-1</text:p>
                <draw:g>
                  <svg:desc>Data.C10:Data.C11</svg:desc>
                </draw:g>
              </table:table-cell>
              <table:table-cell office:value-type="float" office:value="-1">
                <text:p>-1</text:p>
                <draw:g>
                  <svg:desc>Data.B9:Data.B9 Data.B12:Data.B12</svg:desc>
                </draw:g>
              </table:table-cell>
              <table:table-cell office:value-type="float" office:value="-1">
                <text:p>-1</text:p>
                <draw:g>
                  <svg:desc>Data.C9:Data.C9 Data.C12:Data.C12</svg:desc>
                </draw:g>
              </table:table-cell>
              <table:table-cell office:value-type="float" office:value="1.5">
                <text:p>1.5</text:p>
                <draw:g>
                  <svg:desc>RBF.K14:RBF.K15</svg:desc>
                </draw:g>
              </table:table-cell>
              <table:table-cell office:value-type="float" office:value="-0.981180347596526">
                <text:p>-0.981180347596526</text:p>
                <draw:g>
                  <svg:desc>RBF.L14:RBF.L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3156388887342">
                <text:p>0.0183156388887342</text:p>
              </table:table-cell>
              <table:table-cell office:value-type="float" office:value="0.0183156388887342">
                <text:p>0.0183156388887342</text:p>
              </table:table-cell>
              <table:table-cell office:value-type="float" office:value="0.000335462627902512">
                <text:p>0.00033546262790251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1.5">
                <text:p>-1.5</text:p>
              </table:table-cell>
              <table:table-cell office:value-type="float" office:value="2.01707236837051">
                <text:p>2.0170723683705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_64 LibreOffice_project/e1f30c802c3269a1d052614453f260e49458c82c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.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2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svg:stroke-opacity="0%" draw:fill-color="#579d1c" draw:opacity="0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svg:stroke-opacity="0%" draw:fill-color="#7e0021" draw:opacity="0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svg:stroke-opacity="0%" draw:fill-color="#004586" draw:opacity="0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01cm" svg:height="6.001cm" xlink:href=".." xlink:type="simple" chart:class="chart:scatter" chart:style-name="ch1">
        <chart:title svg:x="5.454cm" svg:y="0.256cm" chart:style-name="ch2">
          <text:p>Nuts</text:p>
        </chart:title>
        <chart:legend chart:legend-position="end" svg:x="9.017cm" svg:y="1.705cm" style:legend-expansion="high" chart:style-name="ch3"/>
        <chart:plot-area chart:style-name="ch4" table:cell-range-address="RBF.E18:RBF.F20 RBF.D1:RBF.D2 RBF.F21:RBF.F23 Data.F1:Data.F2 Data.C13:Data.C18 RBF.K5:RBF.K5 RBF.L18:RBF.L19" chart:data-source-has-labels="row" svg:x="0.24cm" svg:y="1.155cm" svg:width="8.537cm" svg:height="4.726cm">
          <chart:coordinate-region svg:x="0.967cm" svg:y="1.354cm" svg:width="7.57cm" svg:height="3.8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BF.F18:RBF.F20" chart:label-cell-address="RBF.D1:RBF.D1" chart:class="chart:scatter">
            <chart:domain table:cell-range-address="RBF.E18:RBF.E20"/>
            <chart:data-point chart:repeated="3"/>
          </chart:series>
          <chart:series chart:style-name="ch9" chart:values-cell-range-address="RBF.F21:RBF.F23" chart:label-cell-address="RBF.D2:RBF.D2" chart:class="chart:scatter">
            <chart:domain table:cell-range-address="RBF.E21:RBF.E23"/>
            <chart:data-point chart:repeated="3"/>
          </chart:series>
          <chart:series chart:style-name="ch10" chart:values-cell-range-address="Data.C13:Data.C15" chart:label-cell-address="Data.F1:Data.F1" chart:class="chart:scatter">
            <chart:domain table:cell-range-address="Data.B13:Data.B15"/>
            <chart:data-point chart:repeated="3"/>
          </chart:series>
          <chart:series chart:style-name="ch11" chart:values-cell-range-address="Data.C16:Data.C18" chart:label-cell-address="Data.F2:Data.F2" chart:class="chart:scatter">
            <chart:domain table:cell-range-address="Data.B16:Data.B18"/>
            <chart:data-point chart:repeated="3"/>
          </chart:series>
          <chart:series chart:style-name="ch12" chart:values-cell-range-address="RBF.L18:RBF.L19" chart:label-cell-address="RBF.K5:RBF.K5" chart:class="chart:scatter">
            <chart:domain table:cell-range-address="RBF.K18:RBF.K19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RBF True</text:p>
                <draw:g>
                  <svg:desc>RBF.D1:RBF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RBF False</text:p>
                <draw:g>
                  <svg:desc>RBF.D2:RBF.D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True</text:p>
                <draw:g>
                  <svg:desc>Data.F1:Data.F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False</text:p>
                <draw:g>
                  <svg:desc>Data.F2:Data.F2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Separator</text:p>
                <draw:g>
                  <svg:desc>RBF.K5:RBF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50232148089843">
                <text:p>0.0550232148089843</text:p>
                <draw:g>
                  <svg:desc>RBF.E18:RBF.E20</svg:desc>
                </draw:g>
              </table:table-cell>
              <table:table-cell office:value-type="float" office:value="0.272531806029341">
                <text:p>0.272531806029341</text:p>
                <draw:g>
                  <svg:desc>RBF.F18:RBF.F20</svg:desc>
                </draw:g>
              </table:table-cell>
              <table:table-cell office:value-type="float" office:value="0.0305008718803385">
                <text:p>0.0305008718803385</text:p>
                <draw:g>
                  <svg:desc>RBF.E21:RBF.E23</svg:desc>
                </draw:g>
              </table:table-cell>
              <table:table-cell office:value-type="float" office:value="0.0555762200317085">
                <text:p>0.0555762200317085</text:p>
                <draw:g>
                  <svg:desc>RBF.F21:RBF.F23</svg:desc>
                </draw:g>
              </table:table-cell>
              <table:table-cell office:value-type="float" office:value="2.2">
                <text:p>2.2</text:p>
                <draw:g>
                  <svg:desc>Data.B13:Data.B15</svg:desc>
                </draw:g>
              </table:table-cell>
              <table:table-cell office:value-type="float" office:value="1.4">
                <text:p>1.4</text:p>
                <draw:g>
                  <svg:desc>Data.C13:Data.C15</svg:desc>
                </draw:g>
              </table:table-cell>
              <table:table-cell office:value-type="float" office:value="2.3">
                <text:p>2.3</text:p>
                <draw:g>
                  <svg:desc>Data.B16:Data.B18</svg:desc>
                </draw:g>
              </table:table-cell>
              <table:table-cell office:value-type="float" office:value="2">
                <text:p>2</text:p>
                <draw:g>
                  <svg:desc>Data.C16:Data.C18</svg:desc>
                </draw:g>
              </table:table-cell>
              <table:table-cell office:value-type="float" office:value="2.5">
                <text:p>2.5</text:p>
                <draw:g>
                  <svg:desc>RBF.K18:RBF.K19</svg:desc>
                </draw:g>
              </table:table-cell>
              <table:table-cell office:value-type="float" office:value="1.62687122679607">
                <text:p>1.62687122679607</text:p>
                <draw:g>
                  <svg:desc>RBF.L18:RBF.L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650479686019">
                <text:p>0.28650479686019</text:p>
              </table:table-cell>
              <table:table-cell office:value-type="float" office:value="0.778800783071405">
                <text:p>0.778800783071405</text:p>
              </table:table-cell>
              <table:table-cell office:value-type="float" office:value="0.527292431586027">
                <text:p>0.527292431586027</text:p>
              </table:table-cell>
              <table:table-cell office:value-type="float" office:value="0.353454695442006">
                <text:p>0.353454695442006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.3">
                <text:p>1.3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.132666931205074">
                <text:p>0.1326669312050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4218983044986">
                <text:p>0.364218983044986</text:p>
              </table:table-cell>
              <table:table-cell office:value-type="float" office:value="0.444858065162317">
                <text:p>0.444858065162317</text:p>
              </table:table-cell>
              <table:table-cell office:value-type="float" office:value="0.748263573822563">
                <text:p>0.748263573822563</text:p>
              </table:table-cell>
              <table:table-cell office:value-type="float" office:value="0.184519513434698">
                <text:p>0.184519513434698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_64 LibreOffice_project/e1f30c802c3269a1d052614453f260e49458c82c</meta:generator>
  </office:meta>
</office:document-meta>
</file>

<file path=Object 1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svg:stroke-opacity="0%" draw:fill-color="#004586" draw:opacity="0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001cm" svg:height="6.001cm" xlink:href=".." xlink:type="simple" chart:class="chart:scatter" chart:style-name="ch1">
        <chart:title svg:x="5.665cm" svg:y="0.256cm" chart:style-name="ch2">
          <text:p>Or</text:p>
        </chart:title>
        <chart:legend chart:legend-position="end" svg:x="9.175cm" svg:y="2.203cm" style:legend-expansion="high" chart:style-name="ch3"/>
        <chart:plot-area chart:style-name="ch4" table:cell-range-address="Data.B5:Data.C5 Data.D1:Data.D1 Data.D4:Data.D4 Data.C6:Data.C8 Perceptron.G5:Perceptron.G5 Perceptron.H10:Perceptron.H11" chart:data-source-has-labels="row" svg:x="0.24cm" svg:y="1.155cm" svg:width="8.695cm" svg:height="4.726cm">
          <chart:coordinate-region svg:x="0.531cm" svg:y="1.354cm" svg:width="8.164cm" svg:height="4.32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ata.C5:Data.C5" chart:label-cell-address="Data.D1:Data.D1" chart:class="chart:scatter">
            <chart:domain table:cell-range-address="Data.B5:Data.B5"/>
            <chart:data-point/>
          </chart:series>
          <chart:series chart:style-name="ch9" chart:values-cell-range-address="Data.C6:Data.C8" chart:label-cell-address="Data.D4:Data.D4" chart:class="chart:scatter">
            <chart:domain table:cell-range-address="Data.B6:Data.B8"/>
            <chart:data-point chart:repeated="3"/>
          </chart:series>
          <chart:series chart:style-name="ch10" chart:values-cell-range-address="Perceptron.H10:Perceptron.H11" chart:label-cell-address="Perceptron.G5:Perceptron.G5" chart:class="chart:scatter">
            <chart:domain table:cell-range-address="Perceptron.G10:Perceptron.G11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-1</text:p>
                <draw:g>
                  <svg:desc>Data.D1:Data.D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</text:p>
                <draw:g>
                  <svg:desc>Data.D4:Data.D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Separator</text:p>
                <draw:g>
                  <svg:desc>Perceptron.G5:Perceptron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ata.B5:Data.B5</svg:desc>
                </draw:g>
              </table:table-cell>
              <table:table-cell office:value-type="float" office:value="-1">
                <text:p>-1</text:p>
                <draw:g>
                  <svg:desc>Data.C5:Data.C5</svg:desc>
                </draw:g>
              </table:table-cell>
              <table:table-cell office:value-type="float" office:value="1">
                <text:p>1</text:p>
                <draw:g>
                  <svg:desc>Data.B6:Data.B8</svg:desc>
                </draw:g>
              </table:table-cell>
              <table:table-cell office:value-type="float" office:value="-1">
                <text:p>-1</text:p>
                <draw:g>
                  <svg:desc>Data.C6:Data.C8</svg:desc>
                </draw:g>
              </table:table-cell>
              <table:table-cell office:value-type="float" office:value="1.5">
                <text:p>1.5</text:p>
                <draw:g>
                  <svg:desc>Perceptron.G10:Perceptron.G11</svg:desc>
                </draw:g>
              </table:table-cell>
              <table:table-cell office:value-type="float" office:value="-2.49056666952653">
                <text:p>-2.49056666952653</text:p>
                <draw:g>
                  <svg:desc>Perceptron.H10:Perceptron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1.5">
                <text:p>-1.5</text:p>
              </table:table-cell>
              <table:table-cell office:value-type="float" office:value="0.948487491751747">
                <text:p>0.948487491751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_64 LibreOffice_project/e1f30c802c3269a1d052614453f260e49458c82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svg:stroke-opacity="0%" draw:fill-color="#004586" draw:opacity="0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001cm" svg:height="6.001cm" xlink:href=".." xlink:type="simple" chart:class="chart:scatter" chart:style-name="ch1">
        <chart:title svg:x="5.573cm" svg:y="0.256cm" chart:style-name="ch2">
          <text:p>Xor</text:p>
        </chart:title>
        <chart:legend chart:legend-position="end" svg:x="9.175cm" svg:y="2.203cm" style:legend-expansion="high" chart:style-name="ch3"/>
        <chart:plot-area chart:style-name="ch4" table:cell-range-address="Data.B9:Data.C9 Data.B12:Data.C12 Data.D1:Data.D1 Data.D4:Data.D4 Data.C10:Data.C11 Perceptron.G5:Perceptron.G5 Perceptron.H14:Perceptron.H15" chart:data-source-has-labels="row" svg:x="0.24cm" svg:y="1.155cm" svg:width="8.695cm" svg:height="4.726cm">
          <chart:coordinate-region svg:x="0.531cm" svg:y="1.354cm" svg:width="8.164cm" svg:height="4.32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ata.C9:Data.C9 Data.C12:Data.C12" chart:label-cell-address="Data.D1:Data.D1" chart:class="chart:scatter">
            <chart:domain table:cell-range-address="Data.B9:Data.B9 Data.B12:Data.B12"/>
            <chart:data-point chart:repeated="2"/>
          </chart:series>
          <chart:series chart:style-name="ch9" chart:values-cell-range-address="Data.C10:Data.C11" chart:label-cell-address="Data.D4:Data.D4" chart:class="chart:scatter">
            <chart:domain table:cell-range-address="Data.B10:Data.B11"/>
            <chart:data-point chart:repeated="2"/>
          </chart:series>
          <chart:series chart:style-name="ch10" chart:values-cell-range-address="Perceptron.H14:Perceptron.H15" chart:label-cell-address="Perceptron.G5:Perceptron.G5" chart:class="chart:scatter">
            <chart:domain table:cell-range-address="Perceptron.G14:Perceptron.G15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-1</text:p>
                <draw:g>
                  <svg:desc>Data.D1:Data.D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</text:p>
                <draw:g>
                  <svg:desc>Data.D4:Data.D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Separator</text:p>
                <draw:g>
                  <svg:desc>Perceptron.G5:Perceptron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ata.B9:Data.B9 Data.B12:Data.B12</svg:desc>
                </draw:g>
              </table:table-cell>
              <table:table-cell office:value-type="float" office:value="-1">
                <text:p>-1</text:p>
                <draw:g>
                  <svg:desc>Data.C9:Data.C9 Data.C12:Data.C12</svg:desc>
                </draw:g>
              </table:table-cell>
              <table:table-cell office:value-type="float" office:value="1">
                <text:p>1</text:p>
                <draw:g>
                  <svg:desc>Data.B10:Data.B11</svg:desc>
                </draw:g>
              </table:table-cell>
              <table:table-cell office:value-type="float" office:value="-1">
                <text:p>-1</text:p>
                <draw:g>
                  <svg:desc>Data.C10:Data.C11</svg:desc>
                </draw:g>
              </table:table-cell>
              <table:table-cell office:value-type="float" office:value="1.5">
                <text:p>1.5</text:p>
                <draw:g>
                  <svg:desc>Perceptron.G14:Perceptron.G15</svg:desc>
                </draw:g>
              </table:table-cell>
              <table:table-cell office:value-type="float" office:value="-0.214715952831368">
                <text:p>-0.214715952831368</text:p>
                <draw:g>
                  <svg:desc>Perceptron.H14:Perceptron.H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1.5">
                <text:p>-1.5</text:p>
              </table:table-cell>
              <table:table-cell office:value-type="float" office:value="-0.129832264863765">
                <text:p>-0.1298322648637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_64 LibreOffice_project/e1f30c802c3269a1d052614453f260e49458c82c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.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2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svg:stroke-opacity="0%" draw:fill-color="#004586" draw:opacity="0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001cm" svg:height="6.001cm" xlink:href=".." xlink:type="simple" chart:class="chart:scatter" chart:style-name="ch1">
        <chart:title svg:x="5.454cm" svg:y="0.256cm" chart:style-name="ch2">
          <text:p>Nuts</text:p>
        </chart:title>
        <chart:legend chart:legend-position="end" svg:x="9.175cm" svg:y="2.203cm" style:legend-expansion="high" chart:style-name="ch3"/>
        <chart:plot-area chart:style-name="ch4" table:cell-range-address="Data.B16:Data.C18 Data.D1:Data.D1 Data.D4:Data.D4 Data.C13:Data.C15 Perceptron.G5:Perceptron.G5 Perceptron.H18:Perceptron.H19" chart:data-source-has-labels="row" svg:x="0.24cm" svg:y="1.155cm" svg:width="8.695cm" svg:height="4.726cm">
          <chart:coordinate-region svg:x="0.967cm" svg:y="1.354cm" svg:width="7.728cm" svg:height="3.8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ata.C16:Data.C18" chart:label-cell-address="Data.D1:Data.D1" chart:class="chart:scatter">
            <chart:domain table:cell-range-address="Data.B16:Data.B18"/>
            <chart:data-point chart:repeated="3"/>
          </chart:series>
          <chart:series chart:style-name="ch9" chart:values-cell-range-address="Data.C13:Data.C15" chart:label-cell-address="Data.D4:Data.D4" chart:class="chart:scatter">
            <chart:domain table:cell-range-address="Data.B13:Data.B15"/>
            <chart:data-point chart:repeated="3"/>
          </chart:series>
          <chart:series chart:style-name="ch10" chart:values-cell-range-address="Perceptron.H18:Perceptron.H19" chart:label-cell-address="Perceptron.G5:Perceptron.G5" chart:class="chart:scatter">
            <chart:domain table:cell-range-address="Perceptron.G18:Perceptron.G19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-1</text:p>
                <draw:g>
                  <svg:desc>Data.D1:Data.D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</text:p>
                <draw:g>
                  <svg:desc>Data.D4:Data.D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Separator</text:p>
                <draw:g>
                  <svg:desc>Perceptron.G5:Perceptron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">
                <text:p>2.3</text:p>
                <draw:g>
                  <svg:desc>Data.B16:Data.B18</svg:desc>
                </draw:g>
              </table:table-cell>
              <table:table-cell office:value-type="float" office:value="2">
                <text:p>2</text:p>
                <draw:g>
                  <svg:desc>Data.C16:Data.C18</svg:desc>
                </draw:g>
              </table:table-cell>
              <table:table-cell office:value-type="float" office:value="2.2">
                <text:p>2.2</text:p>
                <draw:g>
                  <svg:desc>Data.B13:Data.B15</svg:desc>
                </draw:g>
              </table:table-cell>
              <table:table-cell office:value-type="float" office:value="1.4">
                <text:p>1.4</text:p>
                <draw:g>
                  <svg:desc>Data.C13:Data.C15</svg:desc>
                </draw:g>
              </table:table-cell>
              <table:table-cell office:value-type="float" office:value="2.5">
                <text:p>2.5</text:p>
                <draw:g>
                  <svg:desc>Perceptron.G18:Perceptron.G19</svg:desc>
                </draw:g>
              </table:table-cell>
              <table:table-cell office:value-type="float" office:value="1.74140222218167">
                <text:p>1.74140222218167</text:p>
                <draw:g>
                  <svg:desc>Perceptron.H18:Perceptron.H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">
                <text:p>1.3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737380770593454">
                <text:p>0.7373807705934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_64 LibreOffice_project/e1f30c802c3269a1d052614453f260e49458c82c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svg:stroke-opacity="0%" draw:fill-color="#004586" draw:opacity="0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001cm" svg:height="6.001cm" xlink:href=".." xlink:type="simple" chart:class="chart:scatter" chart:style-name="ch1">
        <chart:title svg:x="5.533cm" svg:y="0.256cm" chart:style-name="ch2">
          <text:p>And</text:p>
        </chart:title>
        <chart:legend chart:legend-position="end" svg:x="9.175cm" svg:y="2.203cm" style:legend-expansion="high" chart:style-name="ch3"/>
        <chart:plot-area chart:style-name="ch4" table:cell-range-address="Data.B1:Data.C3 Data.D1:Data.D1 Data.C4:Data.D4 LMS.G5:LMS.G5 LMS.H6:LMS.H7" chart:data-source-has-labels="row" svg:x="0.24cm" svg:y="1.155cm" svg:width="8.695cm" svg:height="4.726cm">
          <chart:coordinate-region svg:x="0.531cm" svg:y="1.354cm" svg:width="8.164cm" svg:height="4.32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ata.C1:Data.C3" chart:label-cell-address="Data.D1:Data.D1" chart:class="chart:scatter">
            <chart:domain table:cell-range-address="Data.B1:Data.B3"/>
            <chart:data-point chart:repeated="3"/>
          </chart:series>
          <chart:series chart:style-name="ch9" chart:values-cell-range-address="Data.C4:Data.C4" chart:label-cell-address="Data.D4:Data.D4" chart:class="chart:scatter">
            <chart:domain table:cell-range-address="Data.B4:Data.B4"/>
            <chart:data-point/>
          </chart:series>
          <chart:series chart:style-name="ch10" chart:values-cell-range-address="LMS.H6:LMS.H7" chart:label-cell-address="LMS.G5:LMS.G5" chart:class="chart:scatter">
            <chart:domain table:cell-range-address="LMS.G6:LMS.G7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-1</text:p>
                <draw:g>
                  <svg:desc>Data.D1:Data.D1</svg:desc>
                </draw:g>
              </table:table-cell>
              <table:table-cell office:value-type="string">
                <text:p/>
              </table:table-cell>
              <table:table-cell office:value-type="string">
                <text:p>1</text:p>
                <draw:g>
                  <svg:desc>Data.D4:Data.D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Separator</text:p>
                <draw:g>
                  <svg:desc>LMS.G5:LMS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ata.B1:Data.B3</svg:desc>
                </draw:g>
              </table:table-cell>
              <table:table-cell office:value-type="float" office:value="-1">
                <text:p>-1</text:p>
                <draw:g>
                  <svg:desc>Data.C1:Data.C3</svg:desc>
                </draw:g>
              </table:table-cell>
              <table:table-cell office:value-type="float" office:value="1">
                <text:p>1</text:p>
                <draw:g>
                  <svg:desc>Data.B4:Data.B4</svg:desc>
                </draw:g>
              </table:table-cell>
              <table:table-cell office:value-type="float" office:value="1">
                <text:p>1</text:p>
                <draw:g>
                  <svg:desc>Data.C4:Data.C4</svg:desc>
                </draw:g>
              </table:table-cell>
              <table:table-cell office:value-type="float" office:value="1.5">
                <text:p>1.5</text:p>
                <draw:g>
                  <svg:desc>LMS.G6:LMS.G7</svg:desc>
                </draw:g>
              </table:table-cell>
              <table:table-cell office:value-type="float" office:value="-0.432100567585504">
                <text:p>-0.432100567585504</text:p>
                <draw:g>
                  <svg:desc>LMS.H6:LMS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">
                <text:p>-1.5</text:p>
              </table:table-cell>
              <table:table-cell office:value-type="float" office:value="2.05933161205601">
                <text:p>2.059331612056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_64 LibreOffice_project/e1f30c802c3269a1d052614453f260e49458c82c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svg:stroke-opacity="0%" draw:fill-color="#004586" draw:opacity="0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001cm" svg:height="6.001cm" xlink:href=".." xlink:type="simple" chart:class="chart:scatter" chart:style-name="ch1">
        <chart:title svg:x="5.665cm" svg:y="0.256cm" chart:style-name="ch2">
          <text:p>Or</text:p>
        </chart:title>
        <chart:legend chart:legend-position="end" svg:x="9.175cm" svg:y="2.203cm" style:legend-expansion="high" chart:style-name="ch3"/>
        <chart:plot-area chart:style-name="ch4" table:cell-range-address="Data.B5:Data.C5 Data.D1:Data.D1 Data.D4:Data.D4 Data.C6:Data.C8 LMS.G5:LMS.G5 LMS.H10:LMS.H11" chart:data-source-has-labels="row" svg:x="0.24cm" svg:y="1.155cm" svg:width="8.695cm" svg:height="4.726cm">
          <chart:coordinate-region svg:x="0.531cm" svg:y="1.354cm" svg:width="8.164cm" svg:height="4.32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ata.C5:Data.C5" chart:label-cell-address="Data.D1:Data.D1" chart:class="chart:scatter">
            <chart:domain table:cell-range-address="Data.B5:Data.B5"/>
            <chart:data-point/>
          </chart:series>
          <chart:series chart:style-name="ch9" chart:values-cell-range-address="Data.C6:Data.C8" chart:label-cell-address="Data.D4:Data.D4" chart:class="chart:scatter">
            <chart:domain table:cell-range-address="Data.B6:Data.B8"/>
            <chart:data-point chart:repeated="3"/>
          </chart:series>
          <chart:series chart:style-name="ch10" chart:values-cell-range-address="LMS.H10:LMS.H11" chart:label-cell-address="LMS.G5:LMS.G5" chart:class="chart:scatter">
            <chart:domain table:cell-range-address="LMS.G10:LMS.G11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-1</text:p>
                <draw:g>
                  <svg:desc>Data.D1:Data.D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</text:p>
                <draw:g>
                  <svg:desc>Data.D4:Data.D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Separator</text:p>
                <draw:g>
                  <svg:desc>LMS.G5:LMS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ata.B5:Data.B5</svg:desc>
                </draw:g>
              </table:table-cell>
              <table:table-cell office:value-type="float" office:value="-1">
                <text:p>-1</text:p>
                <draw:g>
                  <svg:desc>Data.C5:Data.C5</svg:desc>
                </draw:g>
              </table:table-cell>
              <table:table-cell office:value-type="float" office:value="1">
                <text:p>1</text:p>
                <draw:g>
                  <svg:desc>Data.B6:Data.B8</svg:desc>
                </draw:g>
              </table:table-cell>
              <table:table-cell office:value-type="float" office:value="-1">
                <text:p>-1</text:p>
                <draw:g>
                  <svg:desc>Data.C6:Data.C8</svg:desc>
                </draw:g>
              </table:table-cell>
              <table:table-cell office:value-type="float" office:value="1.5">
                <text:p>1.5</text:p>
                <draw:g>
                  <svg:desc>LMS.G10:LMS.G11</svg:desc>
                </draw:g>
              </table:table-cell>
              <table:table-cell office:value-type="float" office:value="-2.3109793999942">
                <text:p>-2.3109793999942</text:p>
                <draw:g>
                  <svg:desc>LMS.H10:LMS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1.5">
                <text:p>-1.5</text:p>
              </table:table-cell>
              <table:table-cell office:value-type="float" office:value="0.665914735479514">
                <text:p>0.6659147354795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_64 LibreOffice_project/e1f30c802c3269a1d052614453f260e49458c82c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svg:stroke-opacity="0%" draw:fill-color="#004586" draw:opacity="0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001cm" svg:height="6.001cm" xlink:href=".." xlink:type="simple" chart:class="chart:scatter" chart:style-name="ch1">
        <chart:title svg:x="5.573cm" svg:y="0.256cm" chart:style-name="ch2">
          <text:p>Xor</text:p>
        </chart:title>
        <chart:legend chart:legend-position="end" svg:x="9.175cm" svg:y="2.203cm" style:legend-expansion="high" chart:style-name="ch3"/>
        <chart:plot-area chart:style-name="ch4" table:cell-range-address="Data.B9:Data.C9 Data.B12:Data.C12 Data.D1:Data.D1 Data.D4:Data.D4 Data.C10:Data.C11 LMS.G5:LMS.G5 LMS.H14:LMS.H15" chart:data-source-has-labels="row" svg:x="0.24cm" svg:y="1.155cm" svg:width="8.695cm" svg:height="4.726cm">
          <chart:coordinate-region svg:x="0.531cm" svg:y="1.354cm" svg:width="8.164cm" svg:height="4.32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ata.C9:Data.C9 Data.C12:Data.C12" chart:label-cell-address="Data.D1:Data.D1" chart:class="chart:scatter">
            <chart:domain table:cell-range-address="Data.B9:Data.B9 Data.B12:Data.B12"/>
            <chart:data-point chart:repeated="2"/>
          </chart:series>
          <chart:series chart:style-name="ch9" chart:values-cell-range-address="Data.C10:Data.C11" chart:label-cell-address="Data.D4:Data.D4" chart:class="chart:scatter">
            <chart:domain table:cell-range-address="Data.B10:Data.B11"/>
            <chart:data-point chart:repeated="2"/>
          </chart:series>
          <chart:series chart:style-name="ch10" chart:values-cell-range-address="LMS.H14:LMS.H15" chart:label-cell-address="LMS.G5:LMS.G5" chart:class="chart:scatter">
            <chart:domain table:cell-range-address="LMS.G14:LMS.G15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-1</text:p>
                <draw:g>
                  <svg:desc>Data.D1:Data.D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</text:p>
                <draw:g>
                  <svg:desc>Data.D4:Data.D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Separator</text:p>
                <draw:g>
                  <svg:desc>LMS.G5:LMS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ata.B9:Data.B9 Data.B12:Data.B12</svg:desc>
                </draw:g>
              </table:table-cell>
              <table:table-cell office:value-type="float" office:value="-1">
                <text:p>-1</text:p>
                <draw:g>
                  <svg:desc>Data.C9:Data.C9 Data.C12:Data.C12</svg:desc>
                </draw:g>
              </table:table-cell>
              <table:table-cell office:value-type="float" office:value="1">
                <text:p>1</text:p>
                <draw:g>
                  <svg:desc>Data.B10:Data.B11</svg:desc>
                </draw:g>
              </table:table-cell>
              <table:table-cell office:value-type="float" office:value="-1">
                <text:p>-1</text:p>
                <draw:g>
                  <svg:desc>Data.C10:Data.C11</svg:desc>
                </draw:g>
              </table:table-cell>
              <table:table-cell office:value-type="float" office:value="1.5">
                <text:p>1.5</text:p>
                <draw:g>
                  <svg:desc>LMS.G14:LMS.G15</svg:desc>
                </draw:g>
              </table:table-cell>
              <table:table-cell office:value-type="float" office:value="0.719426467481324">
                <text:p>0.719426467481324</text:p>
                <draw:g>
                  <svg:desc>LMS.H14:LMS.H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1.5">
                <text:p>-1.5</text:p>
              </table:table-cell>
              <table:table-cell office:value-type="float" office:value="-3.64279232195868">
                <text:p>-3.6427923219586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_64 LibreOffice_project/e1f30c802c3269a1d052614453f260e49458c82c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.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2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svg:stroke-opacity="0%" draw:fill-color="#004586" draw:opacity="0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001cm" svg:height="6.001cm" xlink:href=".." xlink:type="simple" chart:class="chart:scatter" chart:style-name="ch1">
        <chart:title svg:x="5.454cm" svg:y="0.256cm" chart:style-name="ch2">
          <text:p>Nuts</text:p>
        </chart:title>
        <chart:legend chart:legend-position="end" svg:x="9.175cm" svg:y="2.203cm" style:legend-expansion="high" chart:style-name="ch3"/>
        <chart:plot-area chart:style-name="ch4" table:cell-range-address="Data.B16:Data.C18 Data.D1:Data.D1 Data.D4:Data.D4 Data.C13:Data.C15 LMS.G5:LMS.G5 LMS.H18:LMS.H19" chart:data-source-has-labels="row" svg:x="0.24cm" svg:y="1.155cm" svg:width="8.695cm" svg:height="4.726cm">
          <chart:coordinate-region svg:x="0.967cm" svg:y="1.354cm" svg:width="7.728cm" svg:height="3.8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ata.C16:Data.C18" chart:label-cell-address="Data.D1:Data.D1" chart:class="chart:scatter">
            <chart:domain table:cell-range-address="Data.B16:Data.B18"/>
            <chart:data-point chart:repeated="3"/>
          </chart:series>
          <chart:series chart:style-name="ch9" chart:values-cell-range-address="Data.C13:Data.C15" chart:label-cell-address="Data.D4:Data.D4" chart:class="chart:scatter">
            <chart:domain table:cell-range-address="Data.B13:Data.B15"/>
            <chart:data-point chart:repeated="3"/>
          </chart:series>
          <chart:series chart:style-name="ch10" chart:values-cell-range-address="LMS.H18:LMS.H19" chart:label-cell-address="LMS.G5:LMS.G5" chart:class="chart:scatter">
            <chart:domain table:cell-range-address="LMS.G18:LMS.G19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-1</text:p>
                <draw:g>
                  <svg:desc>Data.D1:Data.D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</text:p>
                <draw:g>
                  <svg:desc>Data.D4:Data.D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Separator</text:p>
                <draw:g>
                  <svg:desc>LMS.G5:LMS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">
                <text:p>2.3</text:p>
                <draw:g>
                  <svg:desc>Data.B16:Data.B18</svg:desc>
                </draw:g>
              </table:table-cell>
              <table:table-cell office:value-type="float" office:value="2">
                <text:p>2</text:p>
                <draw:g>
                  <svg:desc>Data.C16:Data.C18</svg:desc>
                </draw:g>
              </table:table-cell>
              <table:table-cell office:value-type="float" office:value="2.2">
                <text:p>2.2</text:p>
                <draw:g>
                  <svg:desc>Data.B13:Data.B15</svg:desc>
                </draw:g>
              </table:table-cell>
              <table:table-cell office:value-type="float" office:value="1.4">
                <text:p>1.4</text:p>
                <draw:g>
                  <svg:desc>Data.C13:Data.C15</svg:desc>
                </draw:g>
              </table:table-cell>
              <table:table-cell office:value-type="float" office:value="2.5">
                <text:p>2.5</text:p>
                <draw:g>
                  <svg:desc>LMS.G18:LMS.G19</svg:desc>
                </draw:g>
              </table:table-cell>
              <table:table-cell office:value-type="float" office:value="1.8584044395057">
                <text:p>1.8584044395057</text:p>
                <draw:g>
                  <svg:desc>LMS.H18:LMS.H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">
                <text:p>1.3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405291336594183">
                <text:p>0.4052913365941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_64 LibreOffice_project/e1f30c802c3269a1d052614453f260e49458c82c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svg:stroke-opacity="50%" draw:fill-color="#ff420e" draw:opacity="50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svg:stroke-opacity="0%" draw:fill-color="#004586" draw:opacity="0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01cm" svg:height="6.001cm" xlink:href=".." xlink:type="simple" chart:class="chart:scatter" chart:style-name="ch1">
        <chart:title svg:x="5.533cm" svg:y="0.256cm" chart:style-name="ch2">
          <text:p>And</text:p>
        </chart:title>
        <chart:legend chart:legend-position="end" svg:x="9.017cm" svg:y="1.705cm" style:legend-expansion="high" chart:style-name="ch3"/>
        <chart:plot-area chart:style-name="ch4" table:cell-range-address="RBF.E9:RBF.F9 RBF.D1:RBF.D2 RBF.F6:RBF.F8 Data.F1:Data.F2 Data.C1:Data.C4 RBF.K5:RBF.K5 RBF.L6:RBF.L7" chart:data-source-has-labels="row" svg:x="0.24cm" svg:y="1.155cm" svg:width="8.537cm" svg:height="4.726cm">
          <chart:coordinate-region svg:x="0.531cm" svg:y="1.354cm" svg:width="8.006cm" svg:height="4.32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BF.F9:RBF.F9" chart:label-cell-address="RBF.D1:RBF.D1" chart:class="chart:scatter">
            <chart:domain table:cell-range-address="RBF.E9:RBF.E9"/>
            <chart:data-point/>
          </chart:series>
          <chart:series chart:style-name="ch9" chart:values-cell-range-address="RBF.F6:RBF.F8" chart:label-cell-address="RBF.D2:RBF.D2" chart:class="chart:scatter">
            <chart:domain table:cell-range-address="RBF.E6:RBF.E8"/>
            <chart:data-point chart:repeated="3"/>
          </chart:series>
          <chart:series chart:style-name="ch10" chart:values-cell-range-address="Data.C4:Data.C4" chart:label-cell-address="Data.F1:Data.F1" chart:class="chart:scatter">
            <chart:domain table:cell-range-address="Data.B4:Data.B4"/>
            <chart:data-point/>
          </chart:series>
          <chart:series chart:style-name="ch11" chart:values-cell-range-address="Data.C1:Data.C3" chart:label-cell-address="Data.F2:Data.F2" chart:class="chart:scatter">
            <chart:domain table:cell-range-address="Data.B1:Data.B3"/>
            <chart:data-point chart:repeated="3"/>
          </chart:series>
          <chart:series chart:style-name="ch12" chart:values-cell-range-address="RBF.L6:RBF.L7" chart:label-cell-address="RBF.K5:RBF.K5" chart:class="chart:scatter">
            <chart:domain table:cell-range-address="RBF.K6:RBF.K7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BF True</text:p>
                <draw:g>
                  <svg:desc>RBF.D1:RBF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RBF False</text:p>
                <draw:g>
                  <svg:desc>RBF.D2:RBF.D2</svg:desc>
                </draw:g>
              </table:table-cell>
              <table:table-cell office:value-type="string">
                <text:p/>
              </table:table-cell>
              <table:table-cell office:value-type="string">
                <text:p>True</text:p>
                <draw:g>
                  <svg:desc>Data.F1:Data.F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False</text:p>
                <draw:g>
                  <svg:desc>Data.F2:Data.F2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Separator</text:p>
                <draw:g>
                  <svg:desc>RBF.K5:RBF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BF.E9:RBF.E9</svg:desc>
                </draw:g>
              </table:table-cell>
              <table:table-cell office:value-type="float" office:value="1">
                <text:p>1</text:p>
                <draw:g>
                  <svg:desc>RBF.F9:RBF.F9</svg:desc>
                </draw:g>
              </table:table-cell>
              <table:table-cell office:value-type="float" office:value="0.000335462627902512">
                <text:p>0.000335462627902512</text:p>
                <draw:g>
                  <svg:desc>RBF.E6:RBF.E8</svg:desc>
                </draw:g>
              </table:table-cell>
              <table:table-cell office:value-type="float" office:value="0.000335462627902512">
                <text:p>0.000335462627902512</text:p>
                <draw:g>
                  <svg:desc>RBF.F6:RBF.F8</svg:desc>
                </draw:g>
              </table:table-cell>
              <table:table-cell office:value-type="float" office:value="1">
                <text:p>1</text:p>
                <draw:g>
                  <svg:desc>Data.B4:Data.B4</svg:desc>
                </draw:g>
              </table:table-cell>
              <table:table-cell office:value-type="float" office:value="1">
                <text:p>1</text:p>
                <draw:g>
                  <svg:desc>Data.C4:Data.C4</svg:desc>
                </draw:g>
              </table:table-cell>
              <table:table-cell office:value-type="float" office:value="-1">
                <text:p>-1</text:p>
                <draw:g>
                  <svg:desc>Data.B1:Data.B3</svg:desc>
                </draw:g>
              </table:table-cell>
              <table:table-cell office:value-type="float" office:value="-1">
                <text:p>-1</text:p>
                <draw:g>
                  <svg:desc>Data.C1:Data.C3</svg:desc>
                </draw:g>
              </table:table-cell>
              <table:table-cell office:value-type="float" office:value="1.5">
                <text:p>1.5</text:p>
                <draw:g>
                  <svg:desc>RBF.K6:RBF.K7</svg:desc>
                </draw:g>
              </table:table-cell>
              <table:table-cell office:value-type="float" office:value="-0.151028175906634">
                <text:p>-0.151028175906634</text:p>
                <draw:g>
                  <svg:desc>RBF.L6:RBF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3156388887342">
                <text:p>0.0183156388887342</text:p>
              </table:table-cell>
              <table:table-cell office:value-type="float" office:value="0.0183156388887342">
                <text:p>0.0183156388887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  <table:table-cell office:value-type="float" office:value="1.85914152633938">
                <text:p>1.85914152633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3156388887342">
                <text:p>0.0183156388887342</text:p>
              </table:table-cell>
              <table:table-cell office:value-type="float" office:value="0.0183156388887342">
                <text:p>0.0183156388887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_64 LibreOffice_project/e1f30c802c3269a1d052614453f260e49458c82c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